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118.86pt"/>
    </style:style>
    <style:style style:name="co16" style:family="table-column">
      <style:table-column-properties fo:break-before="auto" style:column-width="95.7pt"/>
    </style:style>
    <style:style style:name="co20" style:family="table-column">
      <style:table-column-properties fo:break-before="auto" style:column-width="74.1pt"/>
    </style:style>
    <style:style style:name="co21" style:family="table-column">
      <style:table-column-properties fo:break-before="auto" style:column-width="77.16pt"/>
    </style:style>
    <style:style style:name="co22" style:family="table-column">
      <style:table-column-properties fo:break-before="auto" style:column-width="74.86pt"/>
    </style:style>
    <style:style style:name="co23" style:family="table-column">
      <style:table-column-properties fo:break-before="auto" style:column-width="92.1pt"/>
    </style:style>
    <style:style style:name="co24" style:family="table-column">
      <style:table-column-properties fo:break-before="auto" style:column-width="89.49pt"/>
    </style:style>
    <style:style style:name="co25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 style:data-style-name="N0"/>
    <style:style style:name="ce8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Municipios50x5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office:value-type="string" calcext:value-type="string">
            <text:p>EstimativaRG-0.9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3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13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57" calcext:value-type="float">
            <text:p>157</text:p>
          </table:table-cell>
          <table:table-cell table:number-columns-repeated="17" office:value-type="float" office:value="91" calcext:value-type="float">
            <text:p>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9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table:number-columns-repeated="17" office:value-type="float" office:value="60" calcext:value-type="float">
            <text:p>6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 table:number-columns-repeated="17"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47" calcext:value-type="float">
            <text:p>47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9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8" office:value-type="float" office:value="68" calcext:value-type="float">
            <text:p>68</text:p>
          </table:table-cell>
          <table:table-cell table:number-columns-repeated="5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3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74" calcext:value-type="float">
            <text:p>17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table:number-columns-repeated="17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3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table:number-columns-repeated="8" office:value-type="float" office:value="32" calcext:value-type="float">
            <text:p>32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60" calcext:value-type="float">
            <text:p>60</text:p>
          </table:table-cell>
          <table:table-cell table:number-columns-repeated="5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number-columns-repeated="17"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32" calcext:value-type="float">
            <text:p>32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3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3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3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57" calcext:value-type="float">
            <text:p>57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3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9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17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1455" calcext:value-type="float">
            <text:p>11455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3242" calcext:value-type="float">
            <text:p>3242</text:p>
          </table:table-cell>
          <table:table-cell table:style-name="ce3" table:number-matrix-columns-spanned="1" table:number-matrix-rows-spanned="1" table:formula="of:=SUM(ABS([.D2:.D501] - [.B2:.B501]))" office:value-type="float" office:value="9964" calcext:value-type="float">
            <text:p>9964</text:p>
          </table:table-cell>
          <table:table-cell table:style-name="ce3" table:number-matrix-columns-spanned="1" table:number-matrix-rows-spanned="1" table:formula="of:=SUM(ABS([.E2:.E501] - [.B2:.B501]))" office:value-type="float" office:value="9964" calcext:value-type="float">
            <text:p>9964</text:p>
          </table:table-cell>
          <table:table-cell table:style-name="ce1" table:number-matrix-columns-spanned="1" table:number-matrix-rows-spanned="1" table:formula="of:=SUM(ABS([.F2:.F501] - [.B2:.B501]))" office:value-type="float" office:value="9964" calcext:value-type="float">
            <text:p>9964</text:p>
          </table:table-cell>
          <table:table-cell table:style-name="ce1" table:number-matrix-columns-spanned="1" table:number-matrix-rows-spanned="1" table:formula="of:=SUM(ABS([.G2:.G501] - [.B2:.B501]))" office:value-type="float" office:value="9964" calcext:value-type="float">
            <text:p>9964</text:p>
          </table:table-cell>
          <table:table-cell table:style-name="ce1" table:number-matrix-columns-spanned="1" table:number-matrix-rows-spanned="1" table:formula="of:=SUM(ABS([.H2:.H501] - [.B2:.B501]))" office:value-type="float" office:value="9739" calcext:value-type="float">
            <text:p>9739</text:p>
          </table:table-cell>
          <table:table-cell table:style-name="ce1" table:number-matrix-columns-spanned="1" table:number-matrix-rows-spanned="1" table:formula="of:=SUM(ABS([.I2:.I501] - [.B2:.B501]))" office:value-type="float" office:value="9739" calcext:value-type="float">
            <text:p>9739</text:p>
          </table:table-cell>
          <table:table-cell table:style-name="ce1" table:number-matrix-columns-spanned="1" table:number-matrix-rows-spanned="1" table:formula="of:=SUM(ABS([.J2:.J501] - [.B2:.B501]))" office:value-type="float" office:value="9739" calcext:value-type="float">
            <text:p>9739</text:p>
          </table:table-cell>
          <table:table-cell table:style-name="ce1" table:number-matrix-columns-spanned="1" table:number-matrix-rows-spanned="1" table:formula="of:=SUM(ABS([.K2:.K501] - [.B2:.B501]))" office:value-type="float" office:value="9742" calcext:value-type="float">
            <text:p>9742</text:p>
          </table:table-cell>
          <table:table-cell table:style-name="ce1" table:number-matrix-columns-spanned="1" table:number-matrix-rows-spanned="1" table:formula="of:=SUM(ABS([.L2:.L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M2:.M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N2:.N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O2:.O501] - [.B2:.B501]))" office:value-type="float" office:value="9743" calcext:value-type="float">
            <text:p>9743</text:p>
          </table:table-cell>
          <table:table-cell table:style-name="ce1" table:number-matrix-columns-spanned="1" table:number-matrix-rows-spanned="1" table:formula="of:=SUM(ABS([.P2:.P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Q2:.Q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R2:.R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S2:.S501] - [.B2:.B501]))" office:value-type="float" office:value="9452" calcext:value-type="float">
            <text:p>9452</text:p>
          </table:table-cell>
          <table:table-cell table:style-name="ce1" table:number-matrix-columns-spanned="1" table:number-matrix-rows-spanned="1" table:formula="of:=SUM(ABS([.T2:.T501] - [.B2:.B501]))" office:value-type="float" office:value="9119" calcext:value-type="float">
            <text:p>9119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283020515058926" calcext:value-type="float">
            <text:p>0.283021</text:p>
          </table:table-cell>
          <table:table-cell table:style-name="ce4" table:formula="of:=[.D503] / [.B502]" office:value-type="float" office:value="0.869838498472283" calcext:value-type="float">
            <text:p>0.869838</text:p>
          </table:table-cell>
          <table:table-cell table:style-name="ce4" table:formula="of:=[.E503] / [.B502]" office:value-type="float" office:value="0.869838498472283" calcext:value-type="float">
            <text:p>0.869838</text:p>
          </table:table-cell>
          <table:table-cell table:style-name="ce4" table:formula="of:=[.F503] / [.B502]" office:value-type="float" office:value="0.869838498472283" calcext:value-type="float">
            <text:p>0.869838</text:p>
          </table:table-cell>
          <table:table-cell table:style-name="ce4" table:formula="of:=[.G503] / [.B502]" office:value-type="float" office:value="0.869838498472283" calcext:value-type="float">
            <text:p>0.869838</text:p>
          </table:table-cell>
          <table:table-cell table:style-name="ce4" table:formula="of:=[.H503] / [.B502]" office:value-type="float" office:value="0.850196420776953" calcext:value-type="float">
            <text:p>0.850196</text:p>
          </table:table-cell>
          <table:table-cell table:style-name="ce4" table:formula="of:=[.I503] / [.B502]" office:value-type="float" office:value="0.850196420776953" calcext:value-type="float">
            <text:p>0.850196</text:p>
          </table:table-cell>
          <table:table-cell table:style-name="ce4" table:formula="of:=[.J503] / [.B502]" office:value-type="float" office:value="0.850196420776953" calcext:value-type="float">
            <text:p>0.850196</text:p>
          </table:table-cell>
          <table:table-cell table:style-name="ce4" table:formula="of:=[.K503] / [.B502]" office:value-type="float" office:value="0.850458315146224" calcext:value-type="float">
            <text:p>0.850458</text:p>
          </table:table-cell>
          <table:table-cell table:style-name="ce4" table:formula="of:=[.L503] / [.B502]" office:value-type="float" office:value="0.850545613269315" calcext:value-type="float">
            <text:p>0.850546</text:p>
          </table:table-cell>
          <table:table-cell table:style-name="ce4" table:formula="of:=[.M503] / [.B502]" office:value-type="float" office:value="0.850545613269315" calcext:value-type="float">
            <text:p>0.850546</text:p>
          </table:table-cell>
          <table:table-cell table:style-name="ce4" table:formula="of:=[.N503] / [.B502]" office:value-type="float" office:value="0.850545613269315" calcext:value-type="float">
            <text:p>0.850546</text:p>
          </table:table-cell>
          <table:table-cell table:style-name="ce4" table:formula="of:=[.O503] / [.B502]" office:value-type="float" office:value="0.850545613269315" calcext:value-type="float">
            <text:p>0.850546</text:p>
          </table:table-cell>
          <table:table-cell table:style-name="ce4" table:formula="of:=[.P503] / [.B502]" office:value-type="float" office:value="0.825141859450022" calcext:value-type="float">
            <text:p>0.825142</text:p>
          </table:table-cell>
          <table:table-cell table:style-name="ce4" table:formula="of:=[.Q503] / [.B502]" office:value-type="float" office:value="0.825141859450022" calcext:value-type="float">
            <text:p>0.825142</text:p>
          </table:table-cell>
          <table:table-cell table:style-name="ce4" table:formula="of:=[.R503] / [.B502]" office:value-type="float" office:value="0.825141859450022" calcext:value-type="float">
            <text:p>0.825142</text:p>
          </table:table-cell>
          <table:table-cell table:style-name="ce4" table:formula="of:=[.S503] / [.B502]" office:value-type="float" office:value="0.825141859450022" calcext:value-type="float">
            <text:p>0.825142</text:p>
          </table:table-cell>
          <table:table-cell table:style-name="ce4" table:formula="of:=[.T503] / [.B502]" office:value-type="float" office:value="0.796071584460934" calcext:value-type="float">
            <text:p>0.796072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9.5792350425282" calcext:value-type="float">
            <text:p>9.579235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33.5180968433472" calcext:value-type="float">
            <text:p>33.518097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33.3114021920423" calcext:value-type="float">
            <text:p>33.31140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33.3114021920423" calcext:value-type="float">
            <text:p>33.311402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33.3114021920423" calcext:value-type="float">
            <text:p>33.311402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33.3040199375391" calcext:value-type="float">
            <text:p>33.30402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33.3070233434332" calcext:value-type="float">
            <text:p>33.307023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32.8017497094286" calcext:value-type="float">
            <text:p>32.80175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31.7164524497933" calcext:value-type="float">
            <text:p>31.716452</text:p>
          </table:table-cell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83021" calcext:value-type="float">
            <text:p>0.283021</text:p>
          </table:table-cell>
          <table:table-cell office:value-type="float" office:value="9.579235" calcext:value-type="float">
            <text:p>9.579235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484" calcext:value-type="float">
            <text:p>6.484</text:p>
          </table:table-cell>
          <table:table-cell table:number-columns-repeated="1017"/>
        </table:table-row>
      </table:table>
      <table:table table:name="MunicipiosSimplificado" table:style-name="ta1">
        <office:forms form:automatic-focus="false" form:apply-design-mode="false"/>
        <table:table-column table:style-name="co2" table:default-cell-style-name="ce1"/>
        <table:table-column table:style-name="co2" table:default-cell-style-name="ce4"/>
        <table:table-column table:style-name="co15" table:default-cell-style-name="ce4"/>
        <table:table-column table:style-name="co16" table:default-cell-style-name="ce4"/>
        <table:table-column table:style-name="co2" table:number-columns-repeated="15" table:default-cell-style-name="ce4"/>
        <table:table-column table:style-name="co2" table:number-columns-repeated="1004" table:default-cell-style-name="ce1"/>
        <table:table-row table:style-name="ro1">
          <table:table-cell table:style-name="Default"/>
          <table:table-cell table:style-name="Default" office:value-type="string" calcext:value-type="string">
            <text:p>estimada</text:p>
          </table:table-cell>
          <table:table-cell table:style-name="Default" office:value-type="string" calcext:value-type="string">
            <text:p>EstimativaRG-0.75</text:p>
          </table:table-cell>
          <table:table-cell table:style-name="Default" office:value-type="string" calcext:value-type="string">
            <text:p>EstimativaRG-0.76</text:p>
          </table:table-cell>
          <table:table-cell table:style-name="Default" office:value-type="string" calcext:value-type="string">
            <text:p>EstimativaRG-0.77</text:p>
          </table:table-cell>
          <table:table-cell table:style-name="Default" office:value-type="string" calcext:value-type="string">
            <text:p>EstimativaRG-0.78</text:p>
          </table:table-cell>
          <table:table-cell table:style-name="Default" office:value-type="string" calcext:value-type="string">
            <text:p>EstimativaRG-0.79</text:p>
          </table:table-cell>
          <table:table-cell table:style-name="Default" office:value-type="string" calcext:value-type="string">
            <text:p>EstimativaRG-0.80</text:p>
          </table:table-cell>
          <table:table-cell table:style-name="Default" office:value-type="string" calcext:value-type="string">
            <text:p>EstimativaRG-0.81</text:p>
          </table:table-cell>
          <table:table-cell table:style-name="Default" office:value-type="string" calcext:value-type="string">
            <text:p>EstimativaRG-0.82</text:p>
          </table:table-cell>
          <table:table-cell table:style-name="Default" office:value-type="string" calcext:value-type="string">
            <text:p>EstimativaRG-0.83</text:p>
          </table:table-cell>
          <table:table-cell table:style-name="Default" office:value-type="string" calcext:value-type="string">
            <text:p>EstimativaRG-0.84</text:p>
          </table:table-cell>
          <table:table-cell table:style-name="Default" office:value-type="string" calcext:value-type="string">
            <text:p>EstimativaRG-0.85</text:p>
          </table:table-cell>
          <table:table-cell table:style-name="Default" office:value-type="string" calcext:value-type="string">
            <text:p>EstimativaRG-0.86</text:p>
          </table:table-cell>
          <table:table-cell table:style-name="Default" office:value-type="string" calcext:value-type="string">
            <text:p>EstimativaRG-0.87</text:p>
          </table:table-cell>
          <table:table-cell table:style-name="Default" office:value-type="string" calcext:value-type="string">
            <text:p>EstimativaRG-0.88</text:p>
          </table:table-cell>
          <table:table-cell table:style-name="Default" office:value-type="string" calcext:value-type="string">
            <text:p>EstimativaRG-0.89</text:p>
          </table:table-cell>
          <table:table-cell table:style-name="Default" office:value-type="string" calcext:value-type="string">
            <text:p>EstimativaRG-0.90</text:p>
          </table:table-cell>
          <table:table-cell table:style-name="Default" office:value-type="string" calcext:value-type="string">
            <text:p>EstimativaRG-0.91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0.283020515058926" calcext:value-type="float">
            <text:p>0.283021</text:p>
          </table:table-cell>
          <table:table-cell table:number-columns-repeated="4" office:value-type="float" office:value="0.869838498472283" calcext:value-type="float">
            <text:p>0.869838</text:p>
          </table:table-cell>
          <table:table-cell table:number-columns-repeated="3" office:value-type="float" office:value="0.850196420776953" calcext:value-type="float">
            <text:p>0.850196</text:p>
          </table:table-cell>
          <table:table-cell office:value-type="float" office:value="0.850458315146224" calcext:value-type="float">
            <text:p>0.850458</text:p>
          </table:table-cell>
          <table:table-cell table:number-columns-repeated="4" office:value-type="float" office:value="0.850545613269315" calcext:value-type="float">
            <text:p>0.850546</text:p>
          </table:table-cell>
          <table:table-cell table:number-columns-repeated="4" office:value-type="float" office:value="0.825141859450022" calcext:value-type="float">
            <text:p>0.825142</text:p>
          </table:table-cell>
          <table:table-cell office:value-type="float" office:value="0.796071584460934" calcext:value-type="float">
            <text:p>0.7960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9.5792350425282" calcext:value-type="float">
            <text:p>9.579235</text:p>
          </table:table-cell>
          <table:table-cell table:number-columns-repeated="4" office:value-type="float" office:value="33.5180968433472" calcext:value-type="float">
            <text:p>33.518097</text:p>
          </table:table-cell>
          <table:table-cell table:number-columns-repeated="3" office:value-type="float" office:value="33.3114021920423" calcext:value-type="float">
            <text:p>33.311402</text:p>
          </table:table-cell>
          <table:table-cell office:value-type="float" office:value="33.3040199375391" calcext:value-type="float">
            <text:p>33.304020</text:p>
          </table:table-cell>
          <table:table-cell table:number-columns-repeated="4" office:value-type="float" office:value="33.3070233434332" calcext:value-type="float">
            <text:p>33.307023</text:p>
          </table:table-cell>
          <table:table-cell table:number-columns-repeated="4" office:value-type="float" office:value="32.8017497094286" calcext:value-type="float">
            <text:p>32.801750</text:p>
          </table:table-cell>
          <table:table-cell office:value-type="float" office:value="31.7164524497933" calcext:value-type="float">
            <text:p>31.716452</text:p>
          </table:table-cell>
          <table:table-cell table:number-columns-repeated="1004"/>
        </table:table-row>
      </table:table>
      <table:table table:name="Roads50x50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23" table:number-columns-repeated="6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8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office:value-type="string" calcext:value-type="string">
            <text:p>estimativaRG-0.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18" office:value-type="float" office:value="690" calcext:value-type="float">
            <text:p>6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61" calcext:value-type="float">
            <text:p>761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814" calcext:value-type="float">
            <text:p>814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865" calcext:value-type="float">
            <text:p>7865</text:p>
          </table:table-cell>
          <table:table-cell office:value-type="float" office:value="2181" calcext:value-type="float">
            <text:p>2181</text:p>
          </table:table-cell>
          <table:table-cell office:value-type="float" office:value="2186" calcext:value-type="float">
            <text:p>2186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2467" calcext:value-type="float">
            <text:p>2467</text:p>
          </table:table-cell>
          <table:table-cell table:number-columns-repeated="2" office:value-type="float" office:value="2819" calcext:value-type="float">
            <text:p>2819</text:p>
          </table:table-cell>
          <table:table-cell table:number-columns-repeated="2" office:value-type="float" office:value="3289" calcext:value-type="float">
            <text:p>3289</text:p>
          </table:table-cell>
          <table:table-cell table:number-columns-repeated="8" office:value-type="float" office:value="2517" calcext:value-type="float">
            <text:p>25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1333" calcext:value-type="float">
            <text:p>1333</text:p>
          </table:table-cell>
          <table:table-cell table:number-columns-repeated="6" office:value-type="float" office:value="848" calcext:value-type="float">
            <text:p>848</text:p>
          </table:table-cell>
          <table:table-cell table:number-columns-repeated="11" office:value-type="float" office:value="1091" calcext:value-type="float">
            <text:p>10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12" office:value-type="float" office:value="103" calcext:value-type="float">
            <text:p>1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682" calcext:value-type="float">
            <text:p>682</text:p>
          </table:table-cell>
          <table:table-cell table:number-columns-repeated="4" office:value-type="float" office:value="2858" calcext:value-type="float">
            <text:p>2858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float" office:value="3382" calcext:value-type="float">
            <text:p>3382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8" office:value-type="float" office:value="426" calcext:value-type="float">
            <text:p>4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84" calcext:value-type="float">
            <text:p>84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62" calcext:value-type="float">
            <text:p>11262</text:p>
          </table:table-cell>
          <table:table-cell table:number-columns-repeated="18" office:value-type="float" office:value="10550" calcext:value-type="float">
            <text:p>105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18"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86" calcext:value-type="float">
            <text:p>386</text:p>
          </table:table-cell>
          <table:table-cell table:number-columns-repeated="2" office:value-type="float" office:value="438" calcext:value-type="float">
            <text:p>438</text:p>
          </table:table-cell>
          <table:table-cell table:number-columns-repeated="8"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245" calcext:value-type="float">
            <text:p>24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16" calcext:value-type="float">
            <text:p>8116</text:p>
          </table:table-cell>
          <table:table-cell office:value-type="float" office:value="14170" calcext:value-type="float">
            <text:p>14170</text:p>
          </table:table-cell>
          <table:table-cell table:number-columns-repeated="4" office:value-type="float" office:value="13793" calcext:value-type="float">
            <text:p>13793</text:p>
          </table:table-cell>
          <table:table-cell table:number-columns-repeated="7" office:value-type="float" office:value="12368" calcext:value-type="float">
            <text:p>12368</text:p>
          </table:table-cell>
          <table:table-cell table:number-columns-repeated="6" office:value-type="float" office:value="13793" calcext:value-type="float">
            <text:p>1379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1" calcext:value-type="float">
            <text:p>51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float" office:value="1432" calcext:value-type="float">
            <text:p>1432</text:p>
          </table:table-cell>
          <table:table-cell table:number-columns-repeated="17" office:value-type="float" office:value="1587" calcext:value-type="float">
            <text:p>158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45" calcext:value-type="float">
            <text:p>1945</text:p>
          </table:table-cell>
          <table:table-cell office:value-type="float" office:value="683" calcext:value-type="float">
            <text:p>68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768" calcext:value-type="float">
            <text:p>768</text:p>
          </table:table-cell>
          <table:table-cell table:number-columns-repeated="6" office:value-type="float" office:value="545" calcext:value-type="float">
            <text:p>545</text:p>
          </table:table-cell>
          <table:table-cell table:number-columns-repeated="11" office:value-type="float" office:value="653" calcext:value-type="float">
            <text:p>6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1960" calcext:value-type="float">
            <text:p>1960</text:p>
          </table:table-cell>
          <table:table-cell table:number-columns-repeated="4" office:value-type="float" office:value="818" calcext:value-type="float">
            <text:p>818</text:p>
          </table:table-cell>
          <table:table-cell table:number-columns-repeated="7" office:value-type="float" office:value="772" calcext:value-type="float">
            <text:p>772</text:p>
          </table:table-cell>
          <table:table-cell table:number-columns-repeated="6" office:value-type="float" office:value="818" calcext:value-type="float">
            <text:p>8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office:value-type="float" office:value="1896" calcext:value-type="float">
            <text:p>1896</text:p>
          </table:table-cell>
          <table:table-cell table:number-columns-repeated="4" office:value-type="float" office:value="682" calcext:value-type="float">
            <text:p>682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877" calcext:value-type="float">
            <text:p>877</text:p>
          </table:table-cell>
          <table:table-cell table:number-columns-repeated="2" office:value-type="float" office:value="1023" calcext:value-type="float">
            <text:p>1023</text:p>
          </table:table-cell>
          <table:table-cell table:number-columns-repeated="8" office:value-type="float" office:value="1228" calcext:value-type="float">
            <text:p>12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8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47" calcext:value-type="float">
            <text:p>8247</text:p>
          </table:table-cell>
          <table:table-cell table:number-columns-repeated="18" office:value-type="float" office:value="9505" calcext:value-type="float">
            <text:p>950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565" calcext:value-type="float">
            <text:p>24565</text:p>
          </table:table-cell>
          <table:table-cell table:number-columns-repeated="18" office:value-type="float" office:value="22830" calcext:value-type="float">
            <text:p>228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1012" calcext:value-type="float">
            <text:p>1012</text:p>
          </table:table-cell>
          <table:table-cell table:number-columns-repeated="2" office:value-type="float" office:value="1180" calcext:value-type="float">
            <text:p>1180</text:p>
          </table:table-cell>
          <table:table-cell table:number-columns-repeated="8" office:value-type="float" office:value="1410" calcext:value-type="float">
            <text:p>14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93" calcext:value-type="float">
            <text:p>5293</text:p>
          </table:table-cell>
          <table:table-cell office:value-type="float" office:value="5466" calcext:value-type="float">
            <text:p>5466</text:p>
          </table:table-cell>
          <table:table-cell table:number-columns-repeated="6" office:value-type="float" office:value="5645" calcext:value-type="float">
            <text:p>5645</text:p>
          </table:table-cell>
          <table:table-cell table:number-columns-repeated="11" office:value-type="float" office:value="5466" calcext:value-type="float">
            <text:p>54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536" calcext:value-type="float">
            <text:p>536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893" calcext:value-type="float">
            <text:p>8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47" calcext:value-type="float">
            <text:p>5047</text:p>
          </table:table-cell>
          <table:table-cell office:value-type="float" office:value="3902" calcext:value-type="float">
            <text:p>3902</text:p>
          </table:table-cell>
          <table:table-cell table:number-columns-repeated="17" office:value-type="float" office:value="3267" calcext:value-type="float">
            <text:p>326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095" calcext:value-type="float">
            <text:p>37095</text:p>
          </table:table-cell>
          <table:table-cell table:number-columns-repeated="18" office:value-type="float" office:value="35985" calcext:value-type="float">
            <text:p>359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551" calcext:value-type="float">
            <text:p>10551</text:p>
          </table:table-cell>
          <table:table-cell table:number-columns-repeated="18" office:value-type="float" office:value="11154" calcext:value-type="float">
            <text:p>111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18" office:value-type="float" office:value="4686" calcext:value-type="float">
            <text:p>46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09" calcext:value-type="float">
            <text:p>809</text:p>
          </table:table-cell>
          <table:table-cell table:number-columns-repeated="17" office:value-type="float" office:value="1071" calcext:value-type="float">
            <text:p>107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17"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8" office:value-type="float" office:value="202" calcext:value-type="float">
            <text:p>20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18" office:value-type="float" office:value="409" calcext:value-type="float">
            <text:p>4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table:number-columns-repeated="18" office:value-type="float" office:value="12530" calcext:value-type="float">
            <text:p>125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number-columns-repeated="5" office:value-type="float" office:value="4379" calcext:value-type="float">
            <text:p>4379</text:p>
          </table:table-cell>
          <table:table-cell table:number-columns-repeated="7" office:value-type="float" office:value="5624" calcext:value-type="float">
            <text:p>5624</text:p>
          </table:table-cell>
          <table:table-cell table:number-columns-repeated="6" office:value-type="float" office:value="4379" calcext:value-type="float">
            <text:p>437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1083" calcext:value-type="float">
            <text:p>1083</text:p>
          </table:table-cell>
          <table:table-cell table:number-columns-repeated="4" office:value-type="float" office:value="705" calcext:value-type="float">
            <text:p>705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907" calcext:value-type="float">
            <text:p>907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8" office:value-type="float" office:value="1270" calcext:value-type="float">
            <text:p>127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2903" calcext:value-type="float">
            <text:p>2903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3341" calcext:value-type="float">
            <text:p>3341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8" office:value-type="float" office:value="238" calcext:value-type="float">
            <text:p>2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office:value-type="float" office:value="8521" calcext:value-type="float">
            <text:p>8521</text:p>
          </table:table-cell>
          <table:table-cell table:number-columns-repeated="4" office:value-type="float" office:value="8335" calcext:value-type="float">
            <text:p>8335</text:p>
          </table:table-cell>
          <table:table-cell table:number-columns-repeated="7" office:value-type="float" office:value="7838" calcext:value-type="float">
            <text:p>7838</text:p>
          </table:table-cell>
          <table:table-cell table:number-columns-repeated="6" office:value-type="float" office:value="8335" calcext:value-type="float">
            <text:p>83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8" office:value-type="float" office:value="62" calcext:value-type="float">
            <text:p>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918" calcext:value-type="float">
            <text:p>918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88" calcext:value-type="float">
            <text:p>688</text:p>
          </table:table-cell>
          <table:table-cell table:number-columns-repeated="2" office:value-type="float" office:value="803" calcext:value-type="float">
            <text:p>803</text:p>
          </table:table-cell>
          <table:table-cell table:number-columns-repeated="8" office:value-type="float" office:value="855" calcext:value-type="float">
            <text:p>85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053" calcext:value-type="float">
            <text:p>26053</text:p>
          </table:table-cell>
          <table:table-cell office:value-type="float" office:value="19077" calcext:value-type="float">
            <text:p>19077</text:p>
          </table:table-cell>
          <table:table-cell table:number-columns-repeated="4" office:value-type="float" office:value="21706" calcext:value-type="float">
            <text:p>21706</text:p>
          </table:table-cell>
          <table:table-cell table:number-columns-repeated="7" office:value-type="float" office:value="21764" calcext:value-type="float">
            <text:p>21764</text:p>
          </table:table-cell>
          <table:table-cell table:number-columns-repeated="6" office:value-type="float" office:value="21706" calcext:value-type="float">
            <text:p>217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96" calcext:value-type="float">
            <text:p>1896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number-columns-repeated="11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5" office:value-type="float" office:value="2734" calcext:value-type="float">
            <text:p>2734</text:p>
          </table:table-cell>
          <table:table-cell table:number-columns-repeated="7" office:value-type="float" office:value="2728" calcext:value-type="float">
            <text:p>2728</text:p>
          </table:table-cell>
          <table:table-cell table:number-columns-repeated="6" office:value-type="float" office:value="2734" calcext:value-type="float">
            <text:p>273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8"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101" calcext:value-type="float">
            <text:p>101</text:p>
          </table:table-cell>
          <table:table-cell office:value-type="float" office:value="505" calcext:value-type="float">
            <text:p>505</text:p>
          </table:table-cell>
          <table:table-cell table:number-columns-repeated="6" office:value-type="float" office:value="89" calcext:value-type="float">
            <text:p>89</text:p>
          </table:table-cell>
          <table:table-cell table:number-columns-repeated="6"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110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206" calcext:value-type="float">
            <text:p>3206</text:p>
          </table:table-cell>
          <table:table-cell office:value-type="float" office:value="2133" calcext:value-type="float">
            <text:p>2133</text:p>
          </table:table-cell>
          <table:table-cell table:number-columns-repeated="2" office:value-type="float" office:value="754" calcext:value-type="float">
            <text:p>7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03" calcext:value-type="float">
            <text:p>2503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3219" calcext:value-type="float">
            <text:p>3219</text:p>
          </table:table-cell>
          <table:table-cell table:number-columns-repeated="2" office:value-type="float" office:value="3755" calcext:value-type="float">
            <text:p>3755</text:p>
          </table:table-cell>
          <table:table-cell table:number-columns-repeated="8" office:value-type="float" office:value="4507" calcext:value-type="float">
            <text:p>450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18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790" calcext:value-type="float">
            <text:p>82790</text:p>
          </table:table-cell>
          <table:table-cell table:number-columns-repeated="18" office:value-type="float" office:value="80728" calcext:value-type="float">
            <text:p>807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8280" calcext:value-type="float">
            <text:p>8280</text:p>
          </table:table-cell>
          <table:table-cell table:number-columns-repeated="17" office:value-type="float" office:value="7187" calcext:value-type="float">
            <text:p>71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71" calcext:value-type="float">
            <text:p>6771</text:p>
          </table:table-cell>
          <table:table-cell table:number-columns-repeated="18" office:value-type="float" office:value="6799" calcext:value-type="float">
            <text:p>679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39" calcext:value-type="float">
            <text:p>939</text:p>
          </table:table-cell>
          <table:table-cell table:number-columns-repeated="5" office:value-type="float" office:value="1272" calcext:value-type="float">
            <text:p>1272</text:p>
          </table:table-cell>
          <table:table-cell table:number-columns-repeated="12" office:value-type="float" office:value="1271" calcext:value-type="float">
            <text:p>127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194" calcext:value-type="float">
            <text:p>1194</text:p>
          </table:table-cell>
          <table:table-cell table:number-columns-repeated="6" office:value-type="float" office:value="775" calcext:value-type="float">
            <text:p>775</text:p>
          </table:table-cell>
          <table:table-cell table:number-columns-repeated="11" office:value-type="float" office:value="1032" calcext:value-type="float">
            <text:p>10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516" calcext:value-type="float">
            <text:p>1516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float" office:value="1531" calcext:value-type="float">
            <text:p>1531</text:p>
          </table:table-cell>
          <table:table-cell office:value-type="float" office:value="729" calcext:value-type="float">
            <text:p>729</text:p>
          </table:table-cell>
          <table:table-cell table:number-columns-repeated="12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1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8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665" calcext:value-type="float">
            <text:p>10665</text:p>
          </table:table-cell>
          <table:table-cell office:value-type="float" office:value="7442" calcext:value-type="float">
            <text:p>7442</text:p>
          </table:table-cell>
          <table:table-cell table:number-columns-repeated="17" office:value-type="float" office:value="5284" calcext:value-type="float">
            <text:p>528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8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460" calcext:value-type="float">
            <text:p>25460</text:p>
          </table:table-cell>
          <table:table-cell table:number-columns-repeated="18" office:value-type="float" office:value="23022" calcext:value-type="float">
            <text:p>230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float" office:value="2682" calcext:value-type="float">
            <text:p>2682</text:p>
          </table:table-cell>
          <table:table-cell table:number-columns-repeated="4" office:value-type="float" office:value="964" calcext:value-type="float">
            <text:p>964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float" office:value="1146" calcext:value-type="float">
            <text:p>1146</text:p>
          </table:table-cell>
          <table:table-cell table:number-columns-repeated="2" office:value-type="float" office:value="1283" calcext:value-type="float">
            <text:p>1283</text:p>
          </table:table-cell>
          <table:table-cell table:number-columns-repeated="8" office:value-type="float" office:value="1474" calcext:value-type="float">
            <text:p>14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347" calcext:value-type="float">
            <text:p>91347</text:p>
          </table:table-cell>
          <table:table-cell table:number-columns-repeated="18" office:value-type="float" office:value="88801" calcext:value-type="float">
            <text:p>888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725" calcext:value-type="float">
            <text:p>27725</text:p>
          </table:table-cell>
          <table:table-cell office:value-type="float" office:value="19161" calcext:value-type="float">
            <text:p>19161</text:p>
          </table:table-cell>
          <table:table-cell table:number-columns-repeated="4" office:value-type="float" office:value="18695" calcext:value-type="float">
            <text:p>18695</text:p>
          </table:table-cell>
          <table:table-cell table:number-columns-repeated="7" office:value-type="float" office:value="16993" calcext:value-type="float">
            <text:p>16993</text:p>
          </table:table-cell>
          <table:table-cell table:number-columns-repeated="6" office:value-type="float" office:value="18695" calcext:value-type="float">
            <text:p>1869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table:number-columns-repeated="12" office:value-type="float" office:value="739" calcext:value-type="float">
            <text:p>7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768" calcext:value-type="float">
            <text:p>18768</text:p>
          </table:table-cell>
          <table:table-cell office:value-type="float" office:value="25029" calcext:value-type="float">
            <text:p>25029</text:p>
          </table:table-cell>
          <table:table-cell table:number-columns-repeated="17" office:value-type="float" office:value="25028" calcext:value-type="float">
            <text:p>250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701" calcext:value-type="float">
            <text:p>34701</text:p>
          </table:table-cell>
          <table:table-cell table:number-columns-repeated="18" office:value-type="float" office:value="25743" calcext:value-type="float">
            <text:p>2574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532" calcext:value-type="float">
            <text:p>24532</text:p>
          </table:table-cell>
          <table:table-cell table:number-columns-repeated="18" office:value-type="float" office:value="22540" calcext:value-type="float">
            <text:p>2254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1652" calcext:value-type="float">
            <text:p>1652</text:p>
          </table:table-cell>
          <table:table-cell table:number-columns-repeated="4" office:value-type="float" office:value="641" calcext:value-type="float">
            <text:p>641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823" calcext:value-type="float">
            <text:p>823</text:p>
          </table:table-cell>
          <table:table-cell table:number-columns-repeated="2" office:value-type="float" office:value="959" calcext:value-type="float">
            <text:p>959</text:p>
          </table:table-cell>
          <table:table-cell table:number-columns-repeated="8" office:value-type="float" office:value="1142" calcext:value-type="float">
            <text:p>114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11" office:value-type="float" office:value="299" calcext:value-type="float">
            <text:p>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office:value-type="float" office:value="2571" calcext:value-type="float">
            <text:p>2571</text:p>
          </table:table-cell>
          <table:table-cell table:number-columns-repeated="17" office:value-type="float" office:value="1648" calcext:value-type="float">
            <text:p>16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17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317" calcext:value-type="float">
            <text:p>12317</text:p>
          </table:table-cell>
          <table:table-cell table:number-columns-repeated="18" office:value-type="float" office:value="6545" calcext:value-type="float">
            <text:p>65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77" calcext:value-type="float">
            <text:p>577</text:p>
          </table:table-cell>
          <table:table-cell table:number-columns-repeated="17" office:value-type="float" office:value="1051" calcext:value-type="float">
            <text:p>105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18" office:value-type="float" office:value="212" calcext:value-type="float">
            <text:p>2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439" calcext:value-type="float">
            <text:p>1439</text:p>
          </table:table-cell>
          <table:table-cell table:number-columns-repeated="4" office:value-type="float" office:value="839" calcext:value-type="float">
            <text:p>839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079" calcext:value-type="float">
            <text:p>1079</text:p>
          </table:table-cell>
          <table:table-cell table:number-columns-repeated="2" office:value-type="float" office:value="1258" calcext:value-type="float">
            <text:p>1258</text:p>
          </table:table-cell>
          <table:table-cell table:number-columns-repeated="8" office:value-type="float" office:value="1510" calcext:value-type="float">
            <text:p>151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float" office:value="3498" calcext:value-type="float">
            <text:p>3498</text:p>
          </table:table-cell>
          <table:table-cell table:number-columns-repeated="17" office:value-type="float" office:value="3685" calcext:value-type="float">
            <text:p>368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office:value-type="float" office:value="1146" calcext:value-type="float">
            <text:p>1146</text:p>
          </table:table-cell>
          <table:table-cell table:number-columns-repeated="17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float" office:value="1447" calcext:value-type="float">
            <text:p>1447</text:p>
          </table:table-cell>
          <table:table-cell table:number-columns-repeated="17" office:value-type="float" office:value="1310" calcext:value-type="float">
            <text:p>131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37" calcext:value-type="float">
            <text:p>837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471" calcext:value-type="float">
            <text:p>47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2430" calcext:value-type="float">
            <text:p>2430</text:p>
          </table:table-cell>
          <table:table-cell table:number-columns-repeated="17" office:value-type="float" office:value="6816" calcext:value-type="float">
            <text:p>68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70" calcext:value-type="float">
            <text:p>8270</text:p>
          </table:table-cell>
          <table:table-cell table:number-columns-repeated="18" office:value-type="float" office:value="6037" calcext:value-type="float">
            <text:p>603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40" calcext:value-type="float">
            <text:p>8540</text:p>
          </table:table-cell>
          <table:table-cell table:number-columns-repeated="5" office:value-type="float" office:value="9365" calcext:value-type="float">
            <text:p>9365</text:p>
          </table:table-cell>
          <table:table-cell table:number-columns-repeated="7" office:value-type="float" office:value="10920" calcext:value-type="float">
            <text:p>10920</text:p>
          </table:table-cell>
          <table:table-cell table:number-columns-repeated="6" office:value-type="float" office:value="9365" calcext:value-type="float">
            <text:p>93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093" calcext:value-type="float">
            <text:p>1093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813" calcext:value-type="float">
            <text:p>813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8" office:value-type="float" office:value="188" calcext:value-type="float">
            <text:p>1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office:value-type="float" office:value="2287" calcext:value-type="float">
            <text:p>2287</text:p>
          </table:table-cell>
          <table:table-cell table:number-columns-repeated="17" office:value-type="float" office:value="2859" calcext:value-type="float">
            <text:p>28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520" calcext:value-type="float">
            <text:p>520</text:p>
          </table:table-cell>
          <table:table-cell table:number-columns-repeated="17" office:value-type="float" office:value="532" calcext:value-type="float">
            <text:p>5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2354" calcext:value-type="float">
            <text:p>2354</text:p>
          </table:table-cell>
          <table:table-cell table:number-columns-repeated="4" office:value-type="float" office:value="3166" calcext:value-type="float">
            <text:p>3166</text:p>
          </table:table-cell>
          <table:table-cell table:number-columns-repeated="7" office:value-type="float" office:value="3112" calcext:value-type="float">
            <text:p>3112</text:p>
          </table:table-cell>
          <table:table-cell table:number-columns-repeated="6" office:value-type="float" office:value="3166" calcext:value-type="float">
            <text:p>31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number-columns-repeated="17" office:value-type="float" office:value="163" calcext:value-type="float">
            <text:p>1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8"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8"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1009" calcext:value-type="float">
            <text:p>1009</text:p>
          </table:table-cell>
          <table:table-cell table:number-columns-repeated="4" office:value-type="float" office:value="759" calcext:value-type="float">
            <text:p>75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976" calcext:value-type="float">
            <text:p>976</text:p>
          </table:table-cell>
          <table:table-cell table:number-columns-repeated="2" office:value-type="float" office:value="1039" calcext:value-type="float">
            <text:p>1039</text:p>
          </table:table-cell>
          <table:table-cell table:number-columns-repeated="8" office:value-type="float" office:value="703" calcext:value-type="float">
            <text:p>7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office:value-type="float" office:value="4797" calcext:value-type="float">
            <text:p>4797</text:p>
          </table:table-cell>
          <table:table-cell table:number-columns-repeated="4" office:value-type="float" office:value="2575" calcext:value-type="float">
            <text:p>2575</text:p>
          </table:table-cell>
          <table:table-cell office:value-type="float" office:value="2897" calcext:value-type="float">
            <text:p>2897</text:p>
          </table:table-cell>
          <table:table-cell table:number-columns-repeated="2" office:value-type="float" office:value="3311" calcext:value-type="float">
            <text:p>3311</text:p>
          </table:table-cell>
          <table:table-cell table:number-columns-repeated="2" office:value-type="float" office:value="3863" calcext:value-type="float">
            <text:p>3863</text:p>
          </table:table-cell>
          <table:table-cell table:number-columns-repeated="8" office:value-type="float" office:value="4636" calcext:value-type="float">
            <text:p>463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65" calcext:value-type="float">
            <text:p>8365</text:p>
          </table:table-cell>
          <table:table-cell office:value-type="float" office:value="4908" calcext:value-type="float">
            <text:p>4908</text:p>
          </table:table-cell>
          <table:table-cell table:number-columns-repeated="4" office:value-type="float" office:value="1692" calcext:value-type="float">
            <text:p>1692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2176" calcext:value-type="float">
            <text:p>2176</text:p>
          </table:table-cell>
          <table:table-cell table:number-columns-repeated="2" office:value-type="float" office:value="2538" calcext:value-type="float">
            <text:p>2538</text:p>
          </table:table-cell>
          <table:table-cell table:number-columns-repeated="8" office:value-type="float" office:value="3046" calcext:value-type="float">
            <text:p>30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8" office:value-type="float" office:value="335" calcext:value-type="float">
            <text:p>3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758" calcext:value-type="float">
            <text:p>758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8" office:value-type="float" office:value="363" calcext:value-type="float">
            <text:p>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8" office:value-type="float" office:value="434" calcext:value-type="float">
            <text:p>4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table:number-columns-repeated="6" office:value-type="float" office:value="173" calcext:value-type="float">
            <text:p>173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5" office:value-type="float" office:value="1614" calcext:value-type="float">
            <text:p>1614</text:p>
          </table:table-cell>
          <table:table-cell table:number-columns-repeated="7" office:value-type="float" office:value="1596" calcext:value-type="float">
            <text:p>1596</text:p>
          </table:table-cell>
          <table:table-cell table:number-columns-repeated="6" office:value-type="float" office:value="1614" calcext:value-type="float">
            <text:p>16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2030" calcext:value-type="float">
            <text:p>2030</text:p>
          </table:table-cell>
          <table:table-cell table:number-columns-repeated="4" office:value-type="float" office:value="1269" calcext:value-type="float">
            <text:p>1269</text:p>
          </table:table-cell>
          <table:table-cell office:value-type="float" office:value="1247" calcext:value-type="float">
            <text:p>1247</text:p>
          </table:table-cell>
          <table:table-cell table:number-columns-repeated="12" office:value-type="float" office:value="1269" calcext:value-type="float">
            <text:p>1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2096" calcext:value-type="float">
            <text:p>2096</text:p>
          </table:table-cell>
          <table:table-cell table:number-columns-repeated="17" office:value-type="float" office:value="2594" calcext:value-type="float">
            <text:p>25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8" office:value-type="float" office:value="125" calcext:value-type="float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404" calcext:value-type="float">
            <text:p>404</text:p>
          </table:table-cell>
          <table:table-cell table:number-columns-repeated="6" office:value-type="float" office:value="302" calcext:value-type="float">
            <text:p>302</text:p>
          </table:table-cell>
          <table:table-cell table:number-columns-repeated="11" office:value-type="float" office:value="406" calcext:value-type="float">
            <text:p>4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office:value-type="float" office:value="3270" calcext:value-type="float">
            <text:p>3270</text:p>
          </table:table-cell>
          <table:table-cell table:number-columns-repeated="17" office:value-type="float" office:value="3101" calcext:value-type="float">
            <text:p>31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59" calcext:value-type="float">
            <text:p>5859</text:p>
          </table:table-cell>
          <table:table-cell table:number-columns-repeated="18" office:value-type="float" office:value="5703" calcext:value-type="float">
            <text:p>57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22" calcext:value-type="float">
            <text:p>1722</text:p>
          </table:table-cell>
          <table:table-cell office:value-type="float" office:value="1729" calcext:value-type="float">
            <text:p>1729</text:p>
          </table:table-cell>
          <table:table-cell table:number-columns-repeated="2" office:value-type="float" office:value="1730" calcext:value-type="float">
            <text:p>1730</text:p>
          </table:table-cell>
          <table:table-cell office:value-type="float" office:value="1768" calcext:value-type="float">
            <text:p>1768</text:p>
          </table:table-cell>
          <table:table-cell table:number-columns-repeated="2" office:value-type="float" office:value="1117" calcext:value-type="float">
            <text:p>1117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977" calcext:value-type="float">
            <text:p>1977</text:p>
          </table:table-cell>
          <table:table-cell table:number-columns-repeated="4" office:value-type="float" office:value="2479" calcext:value-type="float">
            <text:p>2479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639" calcext:value-type="float">
            <text:p>639</text:p>
          </table:table-cell>
          <table:table-cell table:number-columns-repeated="10" office:value-type="float" office:value="1977" calcext:value-type="float">
            <text:p>197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85" calcext:value-type="float">
            <text:p>885</text:p>
          </table:table-cell>
          <table:table-cell table:number-columns-repeated="6" office:value-type="float" office:value="290" calcext:value-type="float">
            <text:p>290</text:p>
          </table:table-cell>
          <table:table-cell table:number-columns-repeated="3" office:value-type="float" office:value="301" calcext:value-type="float">
            <text:p>301</text:p>
          </table:table-cell>
          <table:table-cell table:number-columns-repeated="4" office:value-type="float" office:value="292" calcext:value-type="float">
            <text:p>292</text:p>
          </table:table-cell>
          <table:table-cell table:number-columns-repeated="3"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float" office:value="1635" calcext:value-type="float">
            <text:p>1635</text:p>
          </table:table-cell>
          <table:table-cell table:number-columns-repeated="4" office:value-type="float" office:value="771" calcext:value-type="float">
            <text:p>77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991" calcext:value-type="float">
            <text:p>991</text:p>
          </table:table-cell>
          <table:table-cell table:number-columns-repeated="2" office:value-type="float" office:value="1156" calcext:value-type="float">
            <text:p>1156</text:p>
          </table:table-cell>
          <table:table-cell table:number-columns-repeated="8" office:value-type="float" office:value="1386" calcext:value-type="float">
            <text:p>138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table:number-columns-repeated="15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office:value-type="float" office:value="5202" calcext:value-type="float">
            <text:p>5202</text:p>
          </table:table-cell>
          <table:table-cell table:number-columns-repeated="4" office:value-type="float" office:value="4476" calcext:value-type="float">
            <text:p>4476</text:p>
          </table:table-cell>
          <table:table-cell table:number-columns-repeated="7" office:value-type="float" office:value="3696" calcext:value-type="float">
            <text:p>3696</text:p>
          </table:table-cell>
          <table:table-cell table:number-columns-repeated="6" office:value-type="float" office:value="4476" calcext:value-type="float">
            <text:p>44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292" calcext:value-type="float">
            <text:p>292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491" calcext:value-type="float">
            <text:p>491</text:p>
          </table:table-cell>
          <table:table-cell office:value-type="float" office:value="327" calcext:value-type="float">
            <text:p>327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12" office:value-type="float" office:value="491" calcext:value-type="float">
            <text:p>4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49" calcext:value-type="float">
            <text:p>2249</text:p>
          </table:table-cell>
          <table:table-cell table:number-columns-repeated="4" office:value-type="float" office:value="1689" calcext:value-type="float">
            <text:p>1689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72" calcext:value-type="float">
            <text:p>2172</text:p>
          </table:table-cell>
          <table:table-cell table:number-columns-repeated="2" office:value-type="float" office:value="2533" calcext:value-type="float">
            <text:p>2533</text:p>
          </table:table-cell>
          <table:table-cell table:number-columns-repeated="8" office:value-type="float" office:value="3038" calcext:value-type="float">
            <text:p>30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777" calcext:value-type="float">
            <text:p>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20" calcext:value-type="float">
            <text:p>120</text:p>
          </table:table-cell>
          <table:table-cell table:number-columns-repeated="17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773" calcext:value-type="float">
            <text:p>1773</text:p>
          </table:table-cell>
          <table:table-cell table:number-columns-repeated="4" office:value-type="float" office:value="544" calcext:value-type="float">
            <text:p>54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707" calcext:value-type="float">
            <text:p>707</text:p>
          </table:table-cell>
          <table:table-cell table:number-columns-repeated="2" office:value-type="float" office:value="1276" calcext:value-type="float">
            <text:p>1276</text:p>
          </table:table-cell>
          <table:table-cell table:number-columns-repeated="8" office:value-type="float" office:value="1267" calcext:value-type="float">
            <text:p>1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92" calcext:value-type="float">
            <text:p>8392</text:p>
          </table:table-cell>
          <table:table-cell table:number-columns-repeated="18" office:value-type="float" office:value="8181" calcext:value-type="float">
            <text:p>81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44" calcext:value-type="float">
            <text:p>744</text:p>
          </table:table-cell>
          <table:table-cell table:number-columns-repeated="6" office:value-type="float" office:value="766" calcext:value-type="float">
            <text:p>766</text:p>
          </table:table-cell>
          <table:table-cell table:number-columns-repeated="6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276" calcext:value-type="float">
            <text:p>276</text:p>
          </table:table-cell>
          <table:table-cell table:number-columns-repeated="17" office:value-type="float" office:value="275" calcext:value-type="float">
            <text:p>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629" calcext:value-type="float">
            <text:p>629</text:p>
          </table:table-cell>
          <table:table-cell table:number-columns-repeated="7" office:value-type="float" office:value="638" calcext:value-type="float">
            <text:p>638</text:p>
          </table:table-cell>
          <table:table-cell table:number-columns-repeated="6" office:value-type="float" office:value="629" calcext:value-type="float">
            <text:p>6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572" calcext:value-type="float">
            <text:p>572</text:p>
          </table:table-cell>
          <table:table-cell table:number-columns-repeated="4" office:value-type="float" office:value="772" calcext:value-type="float">
            <text:p>772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891" calcext:value-type="float">
            <text:p>891</text:p>
          </table:table-cell>
          <table:table-cell table:number-columns-repeated="2" office:value-type="float" office:value="981" calcext:value-type="float">
            <text:p>981</text:p>
          </table:table-cell>
          <table:table-cell table:number-columns-repeated="8" office:value-type="float" office:value="1106" calcext:value-type="float">
            <text:p>11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8"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662" calcext:value-type="float">
            <text:p>662</text:p>
          </table:table-cell>
          <table:table-cell office:value-type="float" office:value="81" calcext:value-type="float">
            <text:p>81</text:p>
          </table:table-cell>
          <table:table-cell table:number-columns-repeated="12" office:value-type="float" office:value="952" calcext:value-type="float">
            <text:p>95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478" calcext:value-type="float">
            <text:p>12478</text:p>
          </table:table-cell>
          <table:table-cell table:number-columns-repeated="18" office:value-type="float" office:value="10892" calcext:value-type="float">
            <text:p>1089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939" calcext:value-type="float">
            <text:p>939</text:p>
          </table:table-cell>
          <table:table-cell table:number-columns-repeated="4" office:value-type="float" office:value="1047" calcext:value-type="float">
            <text:p>1047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 office:value-type="float" office:value="1262" calcext:value-type="float">
            <text:p>1262</text:p>
          </table:table-cell>
          <table:table-cell table:number-columns-repeated="8" office:value-type="float" office:value="1391" calcext:value-type="float">
            <text:p>139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49" calcext:value-type="float">
            <text:p>5449</text:p>
          </table:table-cell>
          <table:table-cell office:value-type="float" office:value="8924" calcext:value-type="float">
            <text:p>8924</text:p>
          </table:table-cell>
          <table:table-cell table:number-columns-repeated="6" office:value-type="float" office:value="8964" calcext:value-type="float">
            <text:p>8964</text:p>
          </table:table-cell>
          <table:table-cell table:number-columns-repeated="11" office:value-type="float" office:value="8924" calcext:value-type="float">
            <text:p>89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17" office:value-type="float" office:value="175" calcext:value-type="float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406" calcext:value-type="float">
            <text:p>1406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1459" calcext:value-type="float">
            <text:p>1459</text:p>
          </table:table-cell>
          <table:table-cell table:number-columns-repeated="2" office:value-type="float" office:value="858" calcext:value-type="float">
            <text:p>858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39" calcext:value-type="float">
            <text:p>339</text:p>
          </table:table-cell>
          <table:table-cell table:number-columns-repeated="6" office:value-type="float" office:value="458" calcext:value-type="float">
            <text:p>458</text:p>
          </table:table-cell>
          <table:table-cell table:number-columns-repeated="11" office:value-type="float" office:value="347" calcext:value-type="float">
            <text:p>34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602" calcext:value-type="float">
            <text:p>602</text:p>
          </table:table-cell>
          <table:table-cell table:number-columns-repeated="6" office:value-type="float" office:value="609" calcext:value-type="float">
            <text:p>609</text:p>
          </table:table-cell>
          <table:table-cell table:number-columns-repeated="11" office:value-type="float" office:value="602" calcext:value-type="float">
            <text:p>6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2883" calcext:value-type="float">
            <text:p>2883</text:p>
          </table:table-cell>
          <table:table-cell office:value-type="float" office:value="3243" calcext:value-type="float">
            <text:p>3243</text:p>
          </table:table-cell>
          <table:table-cell table:number-columns-repeated="2" office:value-type="float" office:value="3359" calcext:value-type="float">
            <text:p>3359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8" office:value-type="float" office:value="292" calcext:value-type="float">
            <text:p>2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742" calcext:value-type="float">
            <text:p>742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8" office:value-type="float" office:value="143" calcext:value-type="float">
            <text:p>1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527" calcext:value-type="float">
            <text:p>527</text:p>
          </table:table-cell>
          <table:table-cell table:number-columns-repeated="11" office:value-type="float" office:value="376" calcext:value-type="float">
            <text:p>3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1748" calcext:value-type="float">
            <text:p>1748</text:p>
          </table:table-cell>
          <table:table-cell table:number-columns-repeated="17" office:value-type="float" office:value="2252" calcext:value-type="float">
            <text:p>225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office:value-type="float" office:value="2101" calcext:value-type="float">
            <text:p>2101</text:p>
          </table:table-cell>
          <table:table-cell table:number-columns-repeated="4" office:value-type="float" office:value="2659" calcext:value-type="float">
            <text:p>2659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3130" calcext:value-type="float">
            <text:p>3130</text:p>
          </table:table-cell>
          <table:table-cell table:number-columns-repeated="8" office:value-type="float" office:value="3413" calcext:value-type="float">
            <text:p>34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99" calcext:value-type="float">
            <text:p>199</text:p>
          </table:table-cell>
          <table:table-cell table:number-columns-repeated="17" office:value-type="float" office:value="195" calcext:value-type="float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67" calcext:value-type="float">
            <text:p>6367</text:p>
          </table:table-cell>
          <table:table-cell office:value-type="float" office:value="5505" calcext:value-type="float">
            <text:p>5505</text:p>
          </table:table-cell>
          <table:table-cell table:number-columns-repeated="4" office:value-type="float" office:value="4586" calcext:value-type="float">
            <text:p>4586</text:p>
          </table:table-cell>
          <table:table-cell table:number-columns-repeated="7" office:value-type="float" office:value="4035" calcext:value-type="float">
            <text:p>4035</text:p>
          </table:table-cell>
          <table:table-cell table:number-columns-repeated="6" office:value-type="float" office:value="4586" calcext:value-type="float">
            <text:p>45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5" office:value-type="float" office:value="180" calcext:value-type="float">
            <text:p>180</text:p>
          </table:table-cell>
          <table:table-cell table:number-columns-repeated="7" office:value-type="float" office:value="144" calcext:value-type="float">
            <text:p>144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18" office:value-type="float" office:value="510" calcext:value-type="float">
            <text:p>5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18" office:value-type="float" office:value="921" calcext:value-type="float">
            <text:p>9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1506" calcext:value-type="float">
            <text:p>1506</text:p>
          </table:table-cell>
          <table:table-cell table:number-columns-repeated="4" office:value-type="float" office:value="902" calcext:value-type="float">
            <text:p>902</text:p>
          </table:table-cell>
          <table:table-cell table:number-columns-repeated="7" office:value-type="float" office:value="899" calcext:value-type="float">
            <text:p>899</text:p>
          </table:table-cell>
          <table:table-cell table:number-columns-repeated="6" office:value-type="float" office:value="902" calcext:value-type="float">
            <text:p>9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18" office:value-type="float" office:value="456" calcext:value-type="float">
            <text:p>4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156" calcext:value-type="float">
            <text:p>36156</text:p>
          </table:table-cell>
          <table:table-cell table:number-columns-repeated="18" office:value-type="float" office:value="34926" calcext:value-type="float">
            <text:p>3492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4" office:value-type="float" office:value="926" calcext:value-type="float">
            <text:p>926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929" calcext:value-type="float">
            <text:p>929</text:p>
          </table:table-cell>
          <table:table-cell table:number-columns-repeated="2" office:value-type="float" office:value="666" calcext:value-type="float">
            <text:p>666</text:p>
          </table:table-cell>
          <table:table-cell table:number-columns-repeated="2" office:value-type="float" office:value="553" calcext:value-type="float">
            <text:p>553</text:p>
          </table:table-cell>
          <table:table-cell table:number-columns-repeated="6" office:value-type="float" office:value="790" calcext:value-type="float">
            <text:p>7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5" office:value-type="float" office:value="6141" calcext:value-type="float">
            <text:p>6141</text:p>
          </table:table-cell>
          <table:table-cell table:number-columns-repeated="7" office:value-type="float" office:value="6135" calcext:value-type="float">
            <text:p>6135</text:p>
          </table:table-cell>
          <table:table-cell table:number-columns-repeated="6" office:value-type="float" office:value="6141" calcext:value-type="float">
            <text:p>61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  <table:table-cell table:number-columns-repeated="6" office:value-type="float" office:value="287" calcext:value-type="float">
            <text:p>287</text:p>
          </table:table-cell>
          <table:table-cell table:number-columns-repeated="11" office:value-type="float" office:value="396" calcext:value-type="float">
            <text:p>39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18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843" calcext:value-type="float">
            <text:p>9843</text:p>
          </table:table-cell>
          <table:table-cell office:value-type="float" office:value="6334" calcext:value-type="float">
            <text:p>6334</text:p>
          </table:table-cell>
          <table:table-cell table:number-columns-repeated="4" office:value-type="float" office:value="3646" calcext:value-type="float">
            <text:p>3646</text:p>
          </table:table-cell>
          <table:table-cell office:value-type="float" office:value="4102" calcext:value-type="float">
            <text:p>4102</text:p>
          </table:table-cell>
          <table:table-cell table:number-columns-repeated="2" office:value-type="float" office:value="4688" calcext:value-type="float">
            <text:p>4688</text:p>
          </table:table-cell>
          <table:table-cell table:number-columns-repeated="2" office:value-type="float" office:value="5469" calcext:value-type="float">
            <text:p>5469</text:p>
          </table:table-cell>
          <table:table-cell table:number-columns-repeated="8" office:value-type="float" office:value="4330" calcext:value-type="float">
            <text:p>43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984" calcext:value-type="float">
            <text:p>984</text:p>
          </table:table-cell>
          <table:table-cell office:value-type="float" office:value="1068" calcext:value-type="float">
            <text:p>1068</text:p>
          </table:table-cell>
          <table:table-cell office:value-type="float" office:value="1028" calcext:value-type="float">
            <text:p>1028</text:p>
          </table:table-cell>
          <table:table-cell table:number-columns-repeated="3" office:value-type="float" office:value="1031" calcext:value-type="float">
            <text:p>1031</text:p>
          </table:table-cell>
          <table:table-cell office:value-type="float" office:value="1022" calcext:value-type="float">
            <text:p>1022</text:p>
          </table:table-cell>
          <table:table-cell table:number-columns-repeated="11" office:value-type="float" office:value="1035" calcext:value-type="float">
            <text:p>10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794" calcext:value-type="float">
            <text:p>794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2" office:value-type="float" office:value="1191" calcext:value-type="float">
            <text:p>1191</text:p>
          </table:table-cell>
          <table:table-cell table:number-columns-repeated="8" office:value-type="float" office:value="961" calcext:value-type="float">
            <text:p>96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501" calcext:value-type="float">
            <text:p>21501</text:p>
          </table:table-cell>
          <table:table-cell table:number-columns-repeated="18" office:value-type="float" office:value="20744" calcext:value-type="float">
            <text:p>207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450" calcext:value-type="float">
            <text:p>450</text:p>
          </table:table-cell>
          <table:table-cell table:number-columns-repeated="17" office:value-type="float" office:value="394" calcext:value-type="float">
            <text:p>39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1764" calcext:value-type="float">
            <text:p>1764</text:p>
          </table:table-cell>
          <table:table-cell table:number-columns-repeated="6" office:value-type="float" office:value="513" calcext:value-type="float">
            <text:p>513</text:p>
          </table:table-cell>
          <table:table-cell table:number-columns-repeated="3" office:value-type="float" office:value="534" calcext:value-type="float">
            <text:p>534</text:p>
          </table:table-cell>
          <table:table-cell table:number-columns-repeated="4" office:value-type="float" office:value="526" calcext:value-type="float">
            <text:p>526</text:p>
          </table:table-cell>
          <table:table-cell table:number-columns-repeated="4" office:value-type="float" office:value="534" calcext:value-type="float">
            <text:p>53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299" calcext:value-type="float">
            <text:p>299</text:p>
          </table:table-cell>
          <table:table-cell table:number-columns-repeated="6" office:value-type="float" office:value="244" calcext:value-type="float">
            <text:p>244</text:p>
          </table:table-cell>
          <table:table-cell table:number-columns-repeated="11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747" calcext:value-type="float">
            <text:p>11747</text:p>
          </table:table-cell>
          <table:table-cell table:number-columns-repeated="5" office:value-type="float" office:value="11392" calcext:value-type="float">
            <text:p>11392</text:p>
          </table:table-cell>
          <table:table-cell table:number-columns-repeated="7" office:value-type="float" office:value="11690" calcext:value-type="float">
            <text:p>11690</text:p>
          </table:table-cell>
          <table:table-cell table:number-columns-repeated="6" office:value-type="float" office:value="11392" calcext:value-type="float">
            <text:p>1139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181" calcext:value-type="float">
            <text:p>2181</text:p>
          </table:table-cell>
          <table:table-cell office:value-type="float" office:value="2454" calcext:value-type="float">
            <text:p>2454</text:p>
          </table:table-cell>
          <table:table-cell table:number-columns-repeated="2" office:value-type="float" office:value="2760" calcext:value-type="float">
            <text:p>2760</text:p>
          </table:table-cell>
          <table:table-cell table:number-columns-repeated="2" office:value-type="float" office:value="1452" calcext:value-type="float">
            <text:p>1452</text:p>
          </table:table-cell>
          <table:table-cell table:number-columns-repeated="8" office:value-type="float" office:value="1100" calcext:value-type="float">
            <text:p>110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8"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150" calcext:value-type="float">
            <text:p>10150</text:p>
          </table:table-cell>
          <table:table-cell office:value-type="float" office:value="9923" calcext:value-type="float">
            <text:p>9923</text:p>
          </table:table-cell>
          <table:table-cell table:number-columns-repeated="4" office:value-type="float" office:value="3643" calcext:value-type="float">
            <text:p>3643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float" office:value="4685" calcext:value-type="float">
            <text:p>4685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8" office:value-type="float" office:value="6559" calcext:value-type="float">
            <text:p>65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904" calcext:value-type="float">
            <text:p>904</text:p>
          </table:table-cell>
          <table:table-cell table:number-columns-repeated="17" office:value-type="float" office:value="1146" calcext:value-type="float">
            <text:p>11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432" calcext:value-type="float">
            <text:p>432</text:p>
          </table:table-cell>
          <table:table-cell table:number-columns-repeated="17" office:value-type="float" office:value="451" calcext:value-type="float">
            <text:p>45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240" calcext:value-type="float">
            <text:p>26240</text:p>
          </table:table-cell>
          <table:table-cell office:value-type="float" office:value="13882" calcext:value-type="float">
            <text:p>13882</text:p>
          </table:table-cell>
          <table:table-cell table:number-columns-repeated="17" office:value-type="float" office:value="15787" calcext:value-type="float">
            <text:p>1578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17"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75" calcext:value-type="float">
            <text:p>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870" calcext:value-type="float">
            <text:p>870</text:p>
          </table:table-cell>
          <table:table-cell office:value-type="float" office:value="750" calcext:value-type="float">
            <text:p>750</text:p>
          </table:table-cell>
          <table:table-cell office:value-type="float" office:value="867" calcext:value-type="float">
            <text:p>867</text:p>
          </table:table-cell>
          <table:table-cell table:number-columns-repeated="3" office:value-type="float" office:value="802" calcext:value-type="float">
            <text:p>802</text:p>
          </table:table-cell>
          <table:table-cell table:number-columns-repeated="12" office:value-type="float" office:value="870" calcext:value-type="float">
            <text:p>8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180" calcext:value-type="float">
            <text:p>1180</text:p>
          </table:table-cell>
          <table:table-cell table:number-columns-repeated="17" office:value-type="float" office:value="679" calcext:value-type="float">
            <text:p>6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 table:number-columns-repeated="5" office:value-type="float" office:value="3269" calcext:value-type="float">
            <text:p>3269</text:p>
          </table:table-cell>
          <table:table-cell table:number-columns-repeated="7" office:value-type="float" office:value="3314" calcext:value-type="float">
            <text:p>3314</text:p>
          </table:table-cell>
          <table:table-cell table:number-columns-repeated="6" office:value-type="float" office:value="3269" calcext:value-type="float">
            <text:p>32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office:value-type="float" office:value="2663" calcext:value-type="float">
            <text:p>2663</text:p>
          </table:table-cell>
          <table:table-cell table:number-columns-repeated="4" office:value-type="float" office:value="908" calcext:value-type="float">
            <text:p>908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167" calcext:value-type="float">
            <text:p>1167</text:p>
          </table:table-cell>
          <table:table-cell table:number-columns-repeated="2" office:value-type="float" office:value="1362" calcext:value-type="float">
            <text:p>1362</text:p>
          </table:table-cell>
          <table:table-cell table:number-columns-repeated="8" office:value-type="float" office:value="1524" calcext:value-type="float">
            <text:p>15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263" calcext:value-type="float">
            <text:p>263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4" office:value-type="float" office:value="263" calcext:value-type="float">
            <text:p>2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table:number-columns-repeated="18" office:value-type="float" office:value="4494" calcext:value-type="float">
            <text:p>44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1095" calcext:value-type="float">
            <text:p>1095</text:p>
          </table:table-cell>
          <table:table-cell table:number-columns-repeated="17" office:value-type="float" office:value="1078" calcext:value-type="float">
            <text:p>107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59" calcext:value-type="float">
            <text:p>659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621" calcext:value-type="float">
            <text:p>62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420" calcext:value-type="float">
            <text:p>420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548" calcext:value-type="float">
            <text:p>548</text:p>
          </table:table-cell>
          <table:table-cell table:number-columns-repeated="8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table:number-columns-repeated="18" office:value-type="float" office:value="11214" calcext:value-type="float">
            <text:p>112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5" office:value-type="float" office:value="1158" calcext:value-type="float">
            <text:p>1158</text:p>
          </table:table-cell>
          <table:table-cell table:number-columns-repeated="7" office:value-type="float" office:value="1229" calcext:value-type="float">
            <text:p>1229</text:p>
          </table:table-cell>
          <table:table-cell table:number-columns-repeated="6" office:value-type="float" office:value="1158" calcext:value-type="float">
            <text:p>115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5" office:value-type="float" office:value="3082" calcext:value-type="float">
            <text:p>3082</text:p>
          </table:table-cell>
          <table:table-cell table:number-columns-repeated="7" office:value-type="float" office:value="3140" calcext:value-type="float">
            <text:p>3140</text:p>
          </table:table-cell>
          <table:table-cell table:number-columns-repeated="6" office:value-type="float" office:value="3082" calcext:value-type="float">
            <text:p>308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1082" calcext:value-type="float">
            <text:p>1082</text:p>
          </table:table-cell>
          <table:table-cell table:number-columns-repeated="17" office:value-type="float" office:value="1565" calcext:value-type="float">
            <text:p>15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float" office:value="8841" calcext:value-type="float">
            <text:p>8841</text:p>
          </table:table-cell>
          <table:table-cell table:number-columns-repeated="4" office:value-type="float" office:value="13391" calcext:value-type="float">
            <text:p>13391</text:p>
          </table:table-cell>
          <table:table-cell table:number-columns-repeated="7" office:value-type="float" office:value="13757" calcext:value-type="float">
            <text:p>13757</text:p>
          </table:table-cell>
          <table:table-cell table:number-columns-repeated="6" office:value-type="float" office:value="13391" calcext:value-type="float">
            <text:p>133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5" office:value-type="float" office:value="138" calcext:value-type="float">
            <text:p>138</text:p>
          </table:table-cell>
          <table:table-cell table:number-columns-repeated="7" office:value-type="float" office:value="139" calcext:value-type="float">
            <text:p>139</text:p>
          </table:table-cell>
          <table:table-cell table:number-columns-repeated="6" office:value-type="float" office:value="138" calcext:value-type="float">
            <text:p>1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8" office:value-type="float" office:value="284" calcext:value-type="float">
            <text:p>2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833" calcext:value-type="float">
            <text:p>8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float" office:value="1194" calcext:value-type="float">
            <text:p>1194</text:p>
          </table:table-cell>
          <table:table-cell table:number-columns-repeated="4" office:value-type="float" office:value="418" calcext:value-type="float">
            <text:p>418</text:p>
          </table:table-cell>
          <table:table-cell table:number-columns-repeated="7" office:value-type="float" office:value="434" calcext:value-type="float">
            <text:p>434</text:p>
          </table:table-cell>
          <table:table-cell table:number-columns-repeated="6" office:value-type="float" office:value="418" calcext:value-type="float">
            <text:p>4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12" office:value-type="float" office:value="305" calcext:value-type="float">
            <text:p>3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481" calcext:value-type="float">
            <text:p>481</text:p>
          </table:table-cell>
          <table:table-cell table:number-columns-repeated="17" office:value-type="float" office:value="604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18" office:value-type="float" office:value="3405" calcext:value-type="float">
            <text:p>3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89" calcext:value-type="float">
            <text:p>289</text:p>
          </table:table-cell>
          <table:table-cell table:number-columns-repeated="11" office:value-type="float" office:value="245" calcext:value-type="float">
            <text:p>2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015" calcext:value-type="float">
            <text:p>1015</text:p>
          </table:table-cell>
          <table:table-cell table:number-columns-repeated="2" office:value-type="float" office:value="1184" calcext:value-type="float">
            <text:p>1184</text:p>
          </table:table-cell>
          <table:table-cell table:number-columns-repeated="8" office:value-type="float" office:value="1418" calcext:value-type="float">
            <text:p>14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614" calcext:value-type="float">
            <text:p>614</text:p>
          </table:table-cell>
          <table:table-cell table:number-columns-repeated="6" office:value-type="float" office:value="501" calcext:value-type="float">
            <text:p>501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number-columns-repeated="6" office:value-type="float" office:value="760" calcext:value-type="float">
            <text:p>760</text:p>
          </table:table-cell>
          <table:table-cell table:number-columns-repeated="11" office:value-type="float" office:value="657" calcext:value-type="float">
            <text:p>6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122" calcext:value-type="float">
            <text:p>122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634" calcext:value-type="float">
            <text:p>634</text:p>
          </table:table-cell>
          <table:table-cell table:number-columns-repeated="4" office:value-type="float" office:value="614" calcext:value-type="float">
            <text:p>614</text:p>
          </table:table-cell>
          <table:table-cell table:number-columns-repeated="6" office:value-type="float" office:value="167" calcext:value-type="float">
            <text:p>1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778" calcext:value-type="float">
            <text:p>778</text:p>
          </table:table-cell>
          <table:table-cell table:number-columns-repeated="4" office:value-type="float" office:value="2596" calcext:value-type="float">
            <text:p>2596</text:p>
          </table:table-cell>
          <table:table-cell office:value-type="float" office:value="2921" calcext:value-type="float">
            <text:p>2921</text:p>
          </table:table-cell>
          <table:table-cell table:number-columns-repeated="2" office:value-type="float" office:value="3338" calcext:value-type="float">
            <text:p>3338</text:p>
          </table:table-cell>
          <table:table-cell table:number-columns-repeated="2" office:value-type="float" office:value="3894" calcext:value-type="float">
            <text:p>3894</text:p>
          </table:table-cell>
          <table:table-cell table:number-columns-repeated="8" office:value-type="float" office:value="4673" calcext:value-type="float">
            <text:p>467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340" calcext:value-type="float">
            <text:p>340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2" office:value-type="float" office:value="509" calcext:value-type="float">
            <text:p>509</text:p>
          </table:table-cell>
          <table:table-cell table:number-columns-repeated="8" office:value-type="float" office:value="611" calcext:value-type="float">
            <text:p>6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number-columns-repeated="18" office:value-type="float" office:value="715" calcext:value-type="float">
            <text:p>7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float" office:value="1451" calcext:value-type="float">
            <text:p>1451</text:p>
          </table:table-cell>
          <table:table-cell table:number-columns-repeated="17" office:value-type="float" office:value="1631" calcext:value-type="float">
            <text:p>16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1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8" office:value-type="float" office:value="144" calcext:value-type="float">
            <text:p>14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1022" calcext:value-type="float">
            <text:p>1022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834" calcext:value-type="float">
            <text:p>834</text:p>
          </table:table-cell>
          <table:table-cell table:number-columns-repeated="2" office:value-type="float" office:value="973" calcext:value-type="float">
            <text:p>973</text:p>
          </table:table-cell>
          <table:table-cell table:number-columns-repeated="2" office:value-type="float" office:value="1161" calcext:value-type="float">
            <text:p>1161</text:p>
          </table:table-cell>
          <table:table-cell table:number-columns-repeated="6" office:value-type="float" office:value="1162" calcext:value-type="float">
            <text:p>116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198" calcext:value-type="float">
            <text:p>60198</text:p>
          </table:table-cell>
          <table:table-cell table:number-columns-repeated="18" office:value-type="float" office:value="56556" calcext:value-type="float">
            <text:p>5655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641" calcext:value-type="float">
            <text:p>1641</text:p>
          </table:table-cell>
          <table:table-cell office:value-type="float" office:value="782" calcext:value-type="float">
            <text:p>78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12" calcext:value-type="float">
            <text:p>1712</text:p>
          </table:table-cell>
          <table:table-cell office:value-type="float" office:value="1717" calcext:value-type="float">
            <text:p>1717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935" calcext:value-type="float">
            <text:p>1935</text:p>
          </table:table-cell>
          <table:table-cell table:number-columns-repeated="2" office:value-type="float" office:value="2212" calcext:value-type="float">
            <text:p>2212</text:p>
          </table:table-cell>
          <table:table-cell table:number-columns-repeated="2" office:value-type="float" office:value="2580" calcext:value-type="float">
            <text:p>2580</text:p>
          </table:table-cell>
          <table:table-cell table:number-columns-repeated="8" office:value-type="float" office:value="3089" calcext:value-type="float">
            <text:p>30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office:value-type="float" office:value="3667" calcext:value-type="float">
            <text:p>3667</text:p>
          </table:table-cell>
          <table:table-cell table:number-columns-repeated="17" office:value-type="float" office:value="2347" calcext:value-type="float">
            <text:p>23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106" calcext:value-type="float">
            <text:p>11106</text:p>
          </table:table-cell>
          <table:table-cell table:number-columns-repeated="18" office:value-type="float" office:value="9811" calcext:value-type="float">
            <text:p>98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70" calcext:value-type="float">
            <text:p>5970</text:p>
          </table:table-cell>
          <table:table-cell table:number-columns-repeated="18" office:value-type="float" office:value="4128" calcext:value-type="float">
            <text:p>412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17" calcext:value-type="float">
            <text:p>19117</text:p>
          </table:table-cell>
          <table:table-cell office:value-type="float" office:value="13306" calcext:value-type="float">
            <text:p>13306</text:p>
          </table:table-cell>
          <table:table-cell table:number-columns-repeated="4" office:value-type="float" office:value="11252" calcext:value-type="float">
            <text:p>11252</text:p>
          </table:table-cell>
          <table:table-cell table:number-columns-repeated="7" office:value-type="float" office:value="11448" calcext:value-type="float">
            <text:p>11448</text:p>
          </table:table-cell>
          <table:table-cell table:number-columns-repeated="6" office:value-type="float" office:value="11252" calcext:value-type="float">
            <text:p>112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8"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607" calcext:value-type="float">
            <text:p>607</text:p>
          </table:table-cell>
          <table:table-cell table:number-columns-repeated="17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1139" calcext:value-type="float">
            <text:p>1139</text:p>
          </table:table-cell>
          <table:table-cell table:number-columns-repeated="17" office:value-type="float" office:value="1250" calcext:value-type="float">
            <text:p>12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239" calcext:value-type="float">
            <text:p>239</text:p>
          </table:table-cell>
          <table:table-cell table:number-columns-repeated="17"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941" calcext:value-type="float">
            <text:p>941</text:p>
          </table:table-cell>
          <table:table-cell table:number-columns-repeated="4" office:value-type="float" office:value="599" calcext:value-type="float">
            <text:p>599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853" calcext:value-type="float">
            <text:p>853</text:p>
          </table:table-cell>
          <table:table-cell table:number-columns-repeated="8" office:value-type="float" office:value="1003" calcext:value-type="float">
            <text:p>100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83" calcext:value-type="float">
            <text:p>58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37" calcext:value-type="float">
            <text:p>3137</text:p>
          </table:table-cell>
          <table:table-cell office:value-type="float" office:value="3007" calcext:value-type="float">
            <text:p>3007</text:p>
          </table:table-cell>
          <table:table-cell table:number-columns-repeated="4" office:value-type="float" office:value="2940" calcext:value-type="float">
            <text:p>2940</text:p>
          </table:table-cell>
          <table:table-cell table:number-columns-repeated="7" office:value-type="float" office:value="2695" calcext:value-type="float">
            <text:p>2695</text:p>
          </table:table-cell>
          <table:table-cell table:number-columns-repeated="6" office:value-type="float" office:value="2940" calcext:value-type="float">
            <text:p>294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11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2890" calcext:value-type="float">
            <text:p>2890</text:p>
          </table:table-cell>
          <table:table-cell office:value-type="float" office:value="3251" calcext:value-type="float">
            <text:p>3251</text:p>
          </table:table-cell>
          <table:table-cell table:number-columns-repeated="2" office:value-type="float" office:value="3352" calcext:value-type="float">
            <text:p>3352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8"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503" calcext:value-type="float">
            <text:p>503</text:p>
          </table:table-cell>
          <table:table-cell table:number-columns-repeated="7" office:value-type="float" office:value="512" calcext:value-type="float">
            <text:p>512</text:p>
          </table:table-cell>
          <table:table-cell table:number-columns-repeated="6"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18" office:value-type="float" office:value="448" calcext:value-type="float">
            <text:p>44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number-columns-repeated="18" office:value-type="float" office:value="1082" calcext:value-type="float">
            <text:p>10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633" calcext:value-type="float">
            <text:p>633</text:p>
          </table:table-cell>
          <table:table-cell office:value-type="float" office:value="588" calcext:value-type="float">
            <text:p>588</text:p>
          </table:table-cell>
          <table:table-cell office:value-type="float" office:value="633" calcext:value-type="float">
            <text:p>633</text:p>
          </table:table-cell>
          <table:table-cell table:number-columns-repeated="3" office:value-type="float" office:value="627" calcext:value-type="float">
            <text:p>627</text:p>
          </table:table-cell>
          <table:table-cell table:number-columns-repeated="12"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18" office:value-type="float" office:value="276" calcext:value-type="float">
            <text:p>2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00" calcext:value-type="float">
            <text:p>700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17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27" calcext:value-type="float">
            <text:p>227</text:p>
          </table:table-cell>
          <table:table-cell table:number-columns-repeated="6" office:value-type="float" office:value="249" calcext:value-type="float">
            <text:p>249</text:p>
          </table:table-cell>
          <table:table-cell table:number-columns-repeated="11" office:value-type="float" office:value="241" calcext:value-type="float">
            <text:p>2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736" calcext:value-type="float">
            <text:p>1736</text:p>
          </table:table-cell>
          <table:table-cell table:number-columns-repeated="4" office:value-type="float" office:value="785" calcext:value-type="float">
            <text:p>785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1010" calcext:value-type="float">
            <text:p>1010</text:p>
          </table:table-cell>
          <table:table-cell table:number-columns-repeated="2" office:value-type="float" office:value="1178" calcext:value-type="float">
            <text:p>1178</text:p>
          </table:table-cell>
          <table:table-cell table:number-columns-repeated="8" office:value-type="float" office:value="1414" calcext:value-type="float">
            <text:p>14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931" calcext:value-type="float">
            <text:p>931</text:p>
          </table:table-cell>
          <table:table-cell table:number-columns-repeated="17" office:value-type="float" office:value="1347" calcext:value-type="float">
            <text:p>134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17"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17"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33" calcext:value-type="float">
            <text:p>833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578" calcext:value-type="float">
            <text:p>578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table:number-columns-repeated="4" office:value-type="float" office:value="641" calcext:value-type="float">
            <text:p>641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825" calcext:value-type="float">
            <text:p>825</text:p>
          </table:table-cell>
          <table:table-cell table:number-columns-repeated="2" office:value-type="float" office:value="877" calcext:value-type="float">
            <text:p>877</text:p>
          </table:table-cell>
          <table:table-cell table:number-columns-repeated="8" office:value-type="float" office:value="603" calcext:value-type="float">
            <text:p>6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7"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826" calcext:value-type="float">
            <text:p>826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344" calcext:value-type="float">
            <text:p>344</text:p>
          </table:table-cell>
          <table:table-cell table:number-columns-repeated="12" office:value-type="float" office:value="374" calcext:value-type="float">
            <text:p>3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number-columns-repeated="18" office:value-type="float" office:value="1769" calcext:value-type="float">
            <text:p>17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2478" calcext:value-type="float">
            <text:p>2478</text:p>
          </table:table-cell>
          <table:table-cell table:number-columns-repeated="4" office:value-type="float" office:value="827" calcext:value-type="float">
            <text:p>827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1064" calcext:value-type="float">
            <text:p>1064</text:p>
          </table:table-cell>
          <table:table-cell table:number-columns-repeated="2" office:value-type="float" office:value="1241" calcext:value-type="float">
            <text:p>1241</text:p>
          </table:table-cell>
          <table:table-cell table:number-columns-repeated="8" office:value-type="float" office:value="1490" calcext:value-type="float">
            <text:p>14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566" calcext:value-type="float">
            <text:p>566</text:p>
          </table:table-cell>
          <table:table-cell office:value-type="float" office:value="208" calcext:value-type="float">
            <text:p>208</text:p>
          </table:table-cell>
          <table:table-cell office:value-type="float" office:value="566" calcext:value-type="float">
            <text:p>566</text:p>
          </table:table-cell>
          <table:table-cell table:number-columns-repeated="3" office:value-type="float" office:value="306" calcext:value-type="float">
            <text:p>306</text:p>
          </table:table-cell>
          <table:table-cell table:number-columns-repeated="12" office:value-type="float" office:value="566" calcext:value-type="float">
            <text:p>5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2"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number-columns-repeated="5" office:value-type="float" office:value="1027" calcext:value-type="float">
            <text:p>1027</text:p>
          </table:table-cell>
          <table:table-cell table:number-columns-repeated="7" office:value-type="float" office:value="1028" calcext:value-type="float">
            <text:p>1028</text:p>
          </table:table-cell>
          <table:table-cell table:number-columns-repeated="6" office:value-type="float" office:value="1027" calcext:value-type="float">
            <text:p>102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3296" calcext:value-type="float">
            <text:p>3296</text:p>
          </table:table-cell>
          <table:table-cell office:value-type="float" office:value="3514" calcext:value-type="float">
            <text:p>3514</text:p>
          </table:table-cell>
          <table:table-cell table:number-columns-repeated="2" office:value-type="float" office:value="3795" calcext:value-type="float">
            <text:p>3795</text:p>
          </table:table-cell>
          <table:table-cell table:number-columns-repeated="2" office:value-type="float" office:value="4169" calcext:value-type="float">
            <text:p>4169</text:p>
          </table:table-cell>
          <table:table-cell table:number-columns-repeated="8" office:value-type="float" office:value="4693" calcext:value-type="float">
            <text:p>46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17" office:value-type="float" office:value="203" calcext:value-type="float">
            <text:p>2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65" calcext:value-type="float">
            <text:p>165</text:p>
          </table:table-cell>
          <table:table-cell table:number-columns-repeated="17" office:value-type="float" office:value="319" calcext:value-type="float">
            <text:p>3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8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36" calcext:value-type="float">
            <text:p>5036</text:p>
          </table:table-cell>
          <table:table-cell office:value-type="float" office:value="3531" calcext:value-type="float">
            <text:p>3531</text:p>
          </table:table-cell>
          <table:table-cell table:number-columns-repeated="17" office:value-type="float" office:value="3429" calcext:value-type="float">
            <text:p>342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1630" calcext:value-type="float">
            <text:p>163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596" calcext:value-type="float">
            <text:p>1596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8" office:value-type="float" office:value="290" calcext:value-type="float">
            <text:p>29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91" calcext:value-type="float">
            <text:p>2591</text:p>
          </table:table-cell>
          <table:table-cell office:value-type="float" office:value="2915" calcext:value-type="float">
            <text:p>2915</text:p>
          </table:table-cell>
          <table:table-cell table:number-columns-repeated="2" office:value-type="float" office:value="3331" calcext:value-type="float">
            <text:p>3331</text:p>
          </table:table-cell>
          <table:table-cell table:number-columns-repeated="2" office:value-type="float" office:value="3493" calcext:value-type="float">
            <text:p>3493</text:p>
          </table:table-cell>
          <table:table-cell table:number-columns-repeated="8" office:value-type="float" office:value="2326" calcext:value-type="float">
            <text:p>23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67" calcext:value-type="float">
            <text:p>3167</text:p>
          </table:table-cell>
          <table:table-cell office:value-type="float" office:value="4005" calcext:value-type="float">
            <text:p>4005</text:p>
          </table:table-cell>
          <table:table-cell table:number-columns-repeated="4" office:value-type="float" office:value="3698" calcext:value-type="float">
            <text:p>3698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4755" calcext:value-type="float">
            <text:p>4755</text:p>
          </table:table-cell>
          <table:table-cell table:number-columns-repeated="2" office:value-type="float" office:value="5548" calcext:value-type="float">
            <text:p>5548</text:p>
          </table:table-cell>
          <table:table-cell table:number-columns-repeated="8" office:value-type="float" office:value="6657" calcext:value-type="float">
            <text:p>665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table:number-columns-repeated="18" office:value-type="float" office:value="6594" calcext:value-type="float">
            <text:p>65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616" calcext:value-type="float">
            <text:p>616</text:p>
          </table:table-cell>
          <table:table-cell office:value-type="float" office:value="691" calcext:value-type="float">
            <text:p>691</text:p>
          </table:table-cell>
          <table:table-cell office:value-type="float" office:value="617" calcext:value-type="float">
            <text:p>617</text:p>
          </table:table-cell>
          <table:table-cell table:number-columns-repeated="3" office:value-type="float" office:value="664" calcext:value-type="float">
            <text:p>664</text:p>
          </table:table-cell>
          <table:table-cell table:number-columns-repeated="12" office:value-type="float" office:value="616" calcext:value-type="float">
            <text:p>616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soma_real</text:p>
          </table:table-cell>
          <table:table-cell table:style-name="ce5" table:formula="of:=SUM([.B2:.B501])" office:value-type="float" office:value="926083" calcext:value-type="float">
            <text:p>926083</text:p>
          </table:table-cell>
          <table:table-cell table:style-name="ce5" table:number-columns-repeated="1022"/>
        </table:table-row>
        <table:table-row table:style-name="ro2">
          <table:table-cell table:style-name="ce5" office:value-type="string" calcext:value-type="string">
            <text:p>SUM</text:p>
          </table:table-cell>
          <table:table-cell table:style-name="ce6" office:value-type="string" calcext:value-type="string">
            <text:p>x</text:p>
          </table:table-cell>
          <table:table-cell table:style-name="ce7" table:number-matrix-columns-spanned="1" table:number-matrix-rows-spanned="1" table:formula="of:=SUM(ABS([.C2:.C501] - [.B2:.B501]))" office:value-type="float" office:value="192950" calcext:value-type="float">
            <text:p>192950</text:p>
          </table:table-cell>
          <table:table-cell table:style-name="ce7" table:number-matrix-columns-spanned="1" table:number-matrix-rows-spanned="1" table:formula="of:=SUM(ABS([.D2:.D501] - [.B2:.B501]))" office:value-type="float" office:value="290047" calcext:value-type="float">
            <text:p>290047</text:p>
          </table:table-cell>
          <table:table-cell table:style-name="ce7" table:number-matrix-columns-spanned="1" table:number-matrix-rows-spanned="1" table:formula="of:=SUM(ABS([.E2:.E501] - [.B2:.B501]))" office:value-type="float" office:value="288865" calcext:value-type="float">
            <text:p>288865</text:p>
          </table:table-cell>
          <table:table-cell table:style-name="ce5" table:number-matrix-columns-spanned="1" table:number-matrix-rows-spanned="1" table:formula="of:=SUM(ABS([.F2:.F501] - [.B2:.B501]))" office:value-type="float" office:value="289329" calcext:value-type="float">
            <text:p>289329</text:p>
          </table:table-cell>
          <table:table-cell table:style-name="ce5" table:number-matrix-columns-spanned="1" table:number-matrix-rows-spanned="1" table:formula="of:=SUM(ABS([.G2:.G501] - [.B2:.B501]))" office:value-type="float" office:value="289329" calcext:value-type="float">
            <text:p>289329</text:p>
          </table:table-cell>
          <table:table-cell table:style-name="ce5" table:number-matrix-columns-spanned="1" table:number-matrix-rows-spanned="1" table:formula="of:=SUM(ABS([.H2:.H501] - [.B2:.B501]))" office:value-type="float" office:value="287218" calcext:value-type="float">
            <text:p>287218</text:p>
          </table:table-cell>
          <table:table-cell table:style-name="ce5" table:number-matrix-columns-spanned="1" table:number-matrix-rows-spanned="1" table:formula="of:=SUM(ABS([.I2:.I501] - [.B2:.B501]))" office:value-type="float" office:value="283038" calcext:value-type="float">
            <text:p>283038</text:p>
          </table:table-cell>
          <table:table-cell table:style-name="ce5" table:number-matrix-columns-spanned="1" table:number-matrix-rows-spanned="1" table:formula="of:=SUM(ABS([.J2:.J501] - [.B2:.B501]))" office:value-type="float" office:value="281297" calcext:value-type="float">
            <text:p>281297</text:p>
          </table:table-cell>
          <table:table-cell table:style-name="ce5" table:number-matrix-columns-spanned="1" table:number-matrix-rows-spanned="1" table:formula="of:=SUM(ABS([.K2:.K501] - [.B2:.B501]))" office:value-type="float" office:value="263502" calcext:value-type="float">
            <text:p>263502</text:p>
          </table:table-cell>
          <table:table-cell table:style-name="ce5" table:number-matrix-columns-spanned="1" table:number-matrix-rows-spanned="1" table:formula="of:=SUM(ABS([.L2:.L501] - [.B2:.B501]))" office:value-type="float" office:value="263495" calcext:value-type="float">
            <text:p>263495</text:p>
          </table:table-cell>
          <table:table-cell table:style-name="ce5" table:number-matrix-columns-spanned="1" table:number-matrix-rows-spanned="1" table:formula="of:=SUM(ABS([.M2:.M501] - [.B2:.B501]))" office:value-type="float" office:value="265125" calcext:value-type="float">
            <text:p>265125</text:p>
          </table:table-cell>
          <table:table-cell table:style-name="ce5" table:number-matrix-columns-spanned="1" table:number-matrix-rows-spanned="1" table:formula="of:=SUM(ABS([.N2:.N501] - [.B2:.B501]))" office:value-type="float" office:value="265125" calcext:value-type="float">
            <text:p>265125</text:p>
          </table:table-cell>
          <table:table-cell table:style-name="ce5" table:number-matrix-columns-spanned="1" table:number-matrix-rows-spanned="1" table:formula="of:=SUM(ABS([.O2:.O501] - [.B2:.B501]))" office:value-type="float" office:value="260933" calcext:value-type="float">
            <text:p>260933</text:p>
          </table:table-cell>
          <table:table-cell table:style-name="ce5" table:number-matrix-columns-spanned="1" table:number-matrix-rows-spanned="1" table:formula="of:=SUM(ABS([.P2:.P501] - [.B2:.B501]))" office:value-type="float" office:value="260933" calcext:value-type="float">
            <text:p>260933</text:p>
          </table:table-cell>
          <table:table-cell table:style-name="ce5" table:number-matrix-columns-spanned="1" table:number-matrix-rows-spanned="1" table:formula="of:=SUM(ABS([.Q2:.Q501] - [.B2:.B501]))" office:value-type="float" office:value="260968" calcext:value-type="float">
            <text:p>260968</text:p>
          </table:table-cell>
          <table:table-cell table:style-name="ce5" table:number-matrix-columns-spanned="1" table:number-matrix-rows-spanned="1" table:formula="of:=SUM(ABS([.R2:.R501] - [.B2:.B501]))" office:value-type="float" office:value="260968" calcext:value-type="float">
            <text:p>260968</text:p>
          </table:table-cell>
          <table:table-cell table:style-name="ce5" table:number-matrix-columns-spanned="1" table:number-matrix-rows-spanned="1" table:formula="of:=SUM(ABS([.S2:.S501] - [.B2:.B501]))" office:value-type="float" office:value="260968" calcext:value-type="float">
            <text:p>260968</text:p>
          </table:table-cell>
          <table:table-cell table:style-name="ce5" table:number-matrix-columns-spanned="1" table:number-matrix-rows-spanned="1" table:formula="of:=SUM(ABS([.T2:.T501] - [.B2:.B501]))" office:value-type="float" office:value="260951" calcext:value-type="float">
            <text:p>260951</text:p>
          </table:table-cell>
          <table:table-cell table:style-name="ce5" table:number-columns-repeated="1004"/>
        </table:table-row>
        <table:table-row table:style-name="ro2">
          <table:table-cell table:style-name="ce5" office:value-type="string" calcext:value-type="string">
            <text:p>ARE</text:p>
          </table:table-cell>
          <table:table-cell table:style-name="ce6" office:value-type="string" calcext:value-type="string">
            <text:p>X</text:p>
          </table:table-cell>
          <table:table-cell table:style-name="ce8" table:formula="of:=[.C503] / [.B502]" office:value-type="float" office:value="0.208350655394819" calcext:value-type="float">
            <text:p>0.208351</text:p>
          </table:table-cell>
          <table:table-cell table:style-name="ce8" table:formula="of:=[.D503] / [.B502]" office:value-type="float" office:value="0.31319762915419" calcext:value-type="float">
            <text:p>0.313198</text:p>
          </table:table-cell>
          <table:table-cell table:style-name="ce8" table:formula="of:=[.E503] / [.B502]" office:value-type="float" office:value="0.311921285673098" calcext:value-type="float">
            <text:p>0.311921</text:p>
          </table:table-cell>
          <table:table-cell table:style-name="ce8" table:formula="of:=[.F503] / [.B502]" office:value-type="float" office:value="0.31242232067752" calcext:value-type="float">
            <text:p>0.312422</text:p>
          </table:table-cell>
          <table:table-cell table:style-name="ce8" table:formula="of:=[.G503] / [.B502]" office:value-type="float" office:value="0.31242232067752" calcext:value-type="float">
            <text:p>0.312422</text:p>
          </table:table-cell>
          <table:table-cell table:style-name="ce8" table:formula="of:=[.H503] / [.B502]" office:value-type="float" office:value="0.310142827370765" calcext:value-type="float">
            <text:p>0.310143</text:p>
          </table:table-cell>
          <table:table-cell table:style-name="ce8" table:formula="of:=[.I503] / [.B502]" office:value-type="float" office:value="0.305629193063689" calcext:value-type="float">
            <text:p>0.305629</text:p>
          </table:table-cell>
          <table:table-cell table:style-name="ce8" table:formula="of:=[.J503] / [.B502]" office:value-type="float" office:value="0.303749231980287" calcext:value-type="float">
            <text:p>0.303749</text:p>
          </table:table-cell>
          <table:table-cell table:style-name="ce8" table:formula="of:=[.K503] / [.B502]" office:value-type="float" office:value="0.284533891670617" calcext:value-type="float">
            <text:p>0.284534</text:p>
          </table:table-cell>
          <table:table-cell table:style-name="ce8" table:formula="of:=[.L503] / [.B502]" office:value-type="float" office:value="0.284526332952878" calcext:value-type="float">
            <text:p>0.284526</text:p>
          </table:table-cell>
          <table:table-cell table:style-name="ce8" table:formula="of:=[.M503] / [.B502]" office:value-type="float" office:value="0.286286434369274" calcext:value-type="float">
            <text:p>0.286286</text:p>
          </table:table-cell>
          <table:table-cell table:style-name="ce8" table:formula="of:=[.N503] / [.B502]" office:value-type="float" office:value="0.286286434369274" calcext:value-type="float">
            <text:p>0.286286</text:p>
          </table:table-cell>
          <table:table-cell table:style-name="ce8" table:formula="of:=[.O503] / [.B502]" office:value-type="float" office:value="0.281759842260359" calcext:value-type="float">
            <text:p>0.281760</text:p>
          </table:table-cell>
          <table:table-cell table:style-name="ce8" table:formula="of:=[.P503] / [.B502]" office:value-type="float" office:value="0.281759842260359" calcext:value-type="float">
            <text:p>0.281760</text:p>
          </table:table-cell>
          <table:table-cell table:style-name="ce8" table:formula="of:=[.Q503] / [.B502]" office:value-type="float" office:value="0.281797635849054" calcext:value-type="float">
            <text:p>0.281798</text:p>
          </table:table-cell>
          <table:table-cell table:style-name="ce8" table:formula="of:=[.R503] / [.B502]" office:value-type="float" office:value="0.281797635849054" calcext:value-type="float">
            <text:p>0.281798</text:p>
          </table:table-cell>
          <table:table-cell table:style-name="ce8" table:formula="of:=[.S503] / [.B502]" office:value-type="float" office:value="0.281797635849054" calcext:value-type="float">
            <text:p>0.281798</text:p>
          </table:table-cell>
          <table:table-cell table:style-name="ce8" table:formula="of:=[.T503] / [.B502]" office:value-type="float" office:value="0.281779278963117" calcext:value-type="float">
            <text:p>0.281779</text:p>
          </table:table-cell>
          <table:table-cell table:style-name="ce5" table:number-columns-repeated="1004"/>
        </table:table-row>
        <table:table-row table:style-name="ro2">
          <table:table-cell table:style-name="ce5" office:value-type="string" calcext:value-type="string">
            <text:p>STD</text:p>
          </table:table-cell>
          <table:table-cell table:style-name="ce6" office:value-type="string" calcext:value-type="string">
            <text:p>X</text:p>
          </table:table-cell>
          <table:table-cell table:style-name="ce8" table:number-matrix-columns-spanned="1" table:number-matrix-rows-spanned="1" table:formula="of:=COM.MICROSOFT.STDEV.P(ABS([.C2:.C501] - [.B2:.B501]))" office:value-type="float" office:value="1256.52616765429" calcext:value-type="float">
            <text:p>1256.526168</text:p>
          </table:table-cell>
          <table:table-cell table:style-name="ce8" table:number-matrix-columns-spanned="1" table:number-matrix-rows-spanned="1" table:formula="of:=COM.MICROSOFT.STDEV.P(ABS([.D2:.D501] - [.B2:.B501]))" office:value-type="float" office:value="1410.8544918467" calcext:value-type="float">
            <text:p>1410.854492</text:p>
          </table:table-cell>
          <table:table-cell table:style-name="ce8" table:number-matrix-columns-spanned="1" table:number-matrix-rows-spanned="1" table:formula="of:=COM.MICROSOFT.STDEV.P(ABS([.E2:.E501] - [.B2:.B501]))" office:value-type="float" office:value="1411.56739020849" calcext:value-type="float">
            <text:p>1411.567390</text:p>
          </table:table-cell>
          <table:table-cell table:style-name="ce8" table:number-matrix-columns-spanned="1" table:number-matrix-rows-spanned="1" table:formula="of:=COM.MICROSOFT.STDEV.P(ABS([.F2:.F501] - [.B2:.B501]))" office:value-type="float" office:value="1411.25473711729" calcext:value-type="float">
            <text:p>1411.254737</text:p>
          </table:table-cell>
          <table:table-cell table:style-name="ce8" table:number-matrix-columns-spanned="1" table:number-matrix-rows-spanned="1" table:formula="of:=COM.MICROSOFT.STDEV.P(ABS([.G2:.G501] - [.B2:.B501]))" office:value-type="float" office:value="1411.25473711729" calcext:value-type="float">
            <text:p>1411.254737</text:p>
          </table:table-cell>
          <table:table-cell table:style-name="ce8" table:number-matrix-columns-spanned="1" table:number-matrix-rows-spanned="1" table:formula="of:=COM.MICROSOFT.STDEV.P(ABS([.H2:.H501] - [.B2:.B501]))" office:value-type="float" office:value="1421.62348246785" calcext:value-type="float">
            <text:p>1421.623482</text:p>
          </table:table-cell>
          <table:table-cell table:style-name="ce8" table:number-matrix-columns-spanned="1" table:number-matrix-rows-spanned="1" table:formula="of:=COM.MICROSOFT.STDEV.P(ABS([.I2:.I501] - [.B2:.B501]))" office:value-type="float" office:value="1413.48187757183" calcext:value-type="float">
            <text:p>1413.481878</text:p>
          </table:table-cell>
          <table:table-cell table:style-name="ce8" table:number-matrix-columns-spanned="1" table:number-matrix-rows-spanned="1" table:formula="of:=COM.MICROSOFT.STDEV.P(ABS([.J2:.J501] - [.B2:.B501]))" office:value-type="float" office:value="1414.024319863" calcext:value-type="float">
            <text:p>1414.024320</text:p>
          </table:table-cell>
          <table:table-cell table:style-name="ce8" table:number-matrix-columns-spanned="1" table:number-matrix-rows-spanned="1" table:formula="of:=COM.MICROSOFT.STDEV.P(ABS([.K2:.K501] - [.B2:.B501]))" office:value-type="float" office:value="1386.35055306514" calcext:value-type="float">
            <text:p>1386.350553</text:p>
          </table:table-cell>
          <table:table-cell table:style-name="ce8" table:number-matrix-columns-spanned="1" table:number-matrix-rows-spanned="1" table:formula="of:=COM.MICROSOFT.STDEV.P(ABS([.L2:.L501] - [.B2:.B501]))" office:value-type="float" office:value="1386.35576166438" calcext:value-type="float">
            <text:p>1386.355762</text:p>
          </table:table-cell>
          <table:table-cell table:style-name="ce8" table:number-matrix-columns-spanned="1" table:number-matrix-rows-spanned="1" table:formula="of:=COM.MICROSOFT.STDEV.P(ABS([.M2:.M501] - [.B2:.B501]))" office:value-type="float" office:value="1403.20160329869" calcext:value-type="float">
            <text:p>1403.201603</text:p>
          </table:table-cell>
          <table:table-cell table:style-name="ce8" table:number-matrix-columns-spanned="1" table:number-matrix-rows-spanned="1" table:formula="of:=COM.MICROSOFT.STDEV.P(ABS([.N2:.N501] - [.B2:.B501]))" office:value-type="float" office:value="1403.20160329869" calcext:value-type="float">
            <text:p>1403.201603</text:p>
          </table:table-cell>
          <table:table-cell table:style-name="ce8" table:number-matrix-columns-spanned="1" table:number-matrix-rows-spanned="1" table:formula="of:=COM.MICROSOFT.STDEV.P(ABS([.O2:.O501] - [.B2:.B501]))" office:value-type="float" office:value="1383.85194585403" calcext:value-type="float">
            <text:p>1383.851946</text:p>
          </table:table-cell>
          <table:table-cell table:style-name="ce8" table:number-matrix-columns-spanned="1" table:number-matrix-rows-spanned="1" table:formula="of:=COM.MICROSOFT.STDEV.P(ABS([.P2:.P501] - [.B2:.B501]))" office:value-type="float" office:value="1383.85194585403" calcext:value-type="float">
            <text:p>1383.851946</text:p>
          </table:table-cell>
          <table:table-cell table:style-name="ce8" table:number-matrix-columns-spanned="1" table:number-matrix-rows-spanned="1" table:formula="of:=COM.MICROSOFT.STDEV.P(ABS([.Q2:.Q501] - [.B2:.B501]))" office:value-type="float" office:value="1383.81518993831" calcext:value-type="float">
            <text:p>1383.815190</text:p>
          </table:table-cell>
          <table:table-cell table:style-name="ce8" table:number-matrix-columns-spanned="1" table:number-matrix-rows-spanned="1" table:formula="of:=COM.MICROSOFT.STDEV.P(ABS([.R2:.R501] - [.B2:.B501]))" office:value-type="float" office:value="1383.81518993831" calcext:value-type="float">
            <text:p>1383.815190</text:p>
          </table:table-cell>
          <table:table-cell table:style-name="ce8" table:number-matrix-columns-spanned="1" table:number-matrix-rows-spanned="1" table:formula="of:=COM.MICROSOFT.STDEV.P(ABS([.S2:.S501] - [.B2:.B501]))" office:value-type="float" office:value="1383.81518993831" calcext:value-type="float">
            <text:p>1383.815190</text:p>
          </table:table-cell>
          <table:table-cell table:style-name="ce8" table:number-matrix-columns-spanned="1" table:number-matrix-rows-spanned="1" table:formula="of:=COM.MICROSOFT.STDEV.P(ABS([.T2:.T501] - [.B2:.B501]))" office:value-type="float" office:value="1383.82410312727" calcext:value-type="float">
            <text:p>1383.824103</text:p>
          </table:table-cell>
          <table:table-cell table:style-name="ce5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1256.526168" calcext:value-type="float">
            <text:p>1256.526168</text:p>
          </table:table-cell>
          <table:table-cell office:value-type="float" office:value="192950" calcext:value-type="float">
            <text:p>19295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ads.shp</text:p>
          </table:table-cell>
          <table:table-cell office:value-type="float" office:value="385.9" calcext:value-type="float">
            <text:p>385.9</text:p>
          </table:table-cell>
          <table:table-cell table:number-columns-repeated="1017"/>
        </table:table-row>
      </table:table>
      <table:table table:name="RoadsSimplificado" table:style-name="ta1">
        <office:forms form:automatic-focus="false" form:apply-design-mode="false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1319762915419" calcext:value-type="float">
            <text:p>0.31319762915419</text:p>
          </table:table-cell>
          <table:table-cell office:value-type="float" office:value="1410.8544918467" calcext:value-type="float">
            <text:p>1410.85449184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1921285673098" calcext:value-type="float">
            <text:p>0.311921285673098</text:p>
          </table:table-cell>
          <table:table-cell office:value-type="float" office:value="1411.56739020849" calcext:value-type="float">
            <text:p>1411.5673902084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242232067752" calcext:value-type="float">
            <text:p>0.31242232067752</text:p>
          </table:table-cell>
          <table:table-cell office:value-type="float" office:value="1411.25473711729" calcext:value-type="float">
            <text:p>1411.2547371172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242232067752" calcext:value-type="float">
            <text:p>0.31242232067752</text:p>
          </table:table-cell>
          <table:table-cell office:value-type="float" office:value="1411.25473711729" calcext:value-type="float">
            <text:p>1411.2547371172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10142827370765" calcext:value-type="float">
            <text:p>0.310142827370765</text:p>
          </table:table-cell>
          <table:table-cell office:value-type="float" office:value="1421.62348246785" calcext:value-type="float">
            <text:p>1421.623482467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05629193063689" calcext:value-type="float">
            <text:p>0.305629193063689</text:p>
          </table:table-cell>
          <table:table-cell office:value-type="float" office:value="1413.48187757183" calcext:value-type="float">
            <text:p>1413.4818775718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03749231980287" calcext:value-type="float">
            <text:p>0.303749231980287</text:p>
          </table:table-cell>
          <table:table-cell office:value-type="float" office:value="1414.024319863" calcext:value-type="float">
            <text:p>1414.02431986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84533891670617" calcext:value-type="float">
            <text:p>0.284533891670617</text:p>
          </table:table-cell>
          <table:table-cell office:value-type="float" office:value="1386.35055306514" calcext:value-type="float">
            <text:p>1386.3505530651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284526332952878" calcext:value-type="float">
            <text:p>0.284526332952878</text:p>
          </table:table-cell>
          <table:table-cell office:value-type="float" office:value="1386.35576166438" calcext:value-type="float">
            <text:p>1386.355761664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86286434369274" calcext:value-type="float">
            <text:p>0.286286434369274</text:p>
          </table:table-cell>
          <table:table-cell office:value-type="float" office:value="1403.20160329869" calcext:value-type="float">
            <text:p>1403.2016032986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86286434369274" calcext:value-type="float">
            <text:p>0.286286434369274</text:p>
          </table:table-cell>
          <table:table-cell office:value-type="float" office:value="1403.20160329869" calcext:value-type="float">
            <text:p>1403.2016032986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81759842260359" calcext:value-type="float">
            <text:p>0.281759842260359</text:p>
          </table:table-cell>
          <table:table-cell office:value-type="float" office:value="1383.85194585403" calcext:value-type="float">
            <text:p>1383.8519458540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281759842260359" calcext:value-type="float">
            <text:p>0.281759842260359</text:p>
          </table:table-cell>
          <table:table-cell office:value-type="float" office:value="1383.85194585403" calcext:value-type="float">
            <text:p>1383.8519458540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281797635849054" calcext:value-type="float">
            <text:p>0.281797635849054</text:p>
          </table:table-cell>
          <table:table-cell office:value-type="float" office:value="1383.81518993831" calcext:value-type="float">
            <text:p>1383.8151899383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81797635849054" calcext:value-type="float">
            <text:p>0.281797635849054</text:p>
          </table:table-cell>
          <table:table-cell office:value-type="float" office:value="1383.81518993831" calcext:value-type="float">
            <text:p>1383.8151899383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81797635849054" calcext:value-type="float">
            <text:p>0.281797635849054</text:p>
          </table:table-cell>
          <table:table-cell office:value-type="float" office:value="1383.81518993831" calcext:value-type="float">
            <text:p>1383.8151899383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81779278963117" calcext:value-type="float">
            <text:p>0.281779278963117</text:p>
          </table:table-cell>
          <table:table-cell office:value-type="float" office:value="1383.82410312727" calcext:value-type="float">
            <text:p>1383.82410312727</text:p>
          </table:table-cell>
        </table:table-row>
      </table:table>
      <table:table table:name="Crops50x50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office:value-type="string" calcext:value-type="string">
            <text:p>estimativaRG-0.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8"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402" calcext:value-type="float">
            <text:p>402</text:p>
          </table:table-cell>
          <table:table-cell table:number-columns-repeated="17" office:value-type="float" office:value="443" calcext:value-type="float">
            <text:p>4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5" office:value-type="float" office:value="253" calcext:value-type="float">
            <text:p>253</text:p>
          </table:table-cell>
          <table:table-cell table:number-columns-repeated="7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float" office:value="1523" calcext:value-type="float">
            <text:p>1523</text:p>
          </table:table-cell>
          <table:table-cell table:number-columns-repeated="17" office:value-type="float" office:value="1255" calcext:value-type="float">
            <text:p>12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table:number-columns-repeated="4" office:value-type="float" office:value="435" calcext:value-type="float">
            <text:p>435</text:p>
          </table:table-cell>
          <table:table-cell table:number-columns-repeated="13" office:value-type="float" office:value="405" calcext:value-type="float">
            <text:p>40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18" office:value-type="float" office:value="869" calcext:value-type="float">
            <text:p>8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table:number-columns-repeated="18" office:value-type="float" office:value="2275" calcext:value-type="float">
            <text:p>2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8"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table:number-columns-repeated="16"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float" office:value="2045" calcext:value-type="float">
            <text:p>2045</text:p>
          </table:table-cell>
          <table:table-cell table:number-columns-repeated="17" office:value-type="float" office:value="1775" calcext:value-type="float">
            <text:p>17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357" calcext:value-type="float">
            <text:p>357</text:p>
          </table:table-cell>
          <table:table-cell table:number-columns-repeated="9" office:value-type="float" office:value="344" calcext:value-type="float">
            <text:p>344</text:p>
          </table:table-cell>
          <table:table-cell table:number-columns-repeated="8" office:value-type="float" office:value="357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float" office:value="2071" calcext:value-type="float">
            <text:p>2071</text:p>
          </table:table-cell>
          <table:table-cell table:number-columns-repeated="17" office:value-type="float" office:value="2072" calcext:value-type="float">
            <text:p>20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17" office:value-type="float" office:value="94" calcext:value-type="float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1113" calcext:value-type="float">
            <text:p>1113</text:p>
          </table:table-cell>
          <table:table-cell table:number-columns-repeated="17" office:value-type="float" office:value="1050" calcext:value-type="float">
            <text:p>10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3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number-columns-repeated="17" office:value-type="float" office:value="716" calcext:value-type="float">
            <text:p>71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8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number-columns-repeated="18" office:value-type="float" office:value="1163" calcext:value-type="float">
            <text:p>11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table:number-columns-repeated="17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11" calcext:value-type="float">
            <text:p>3411</text:p>
          </table:table-cell>
          <table:table-cell table:number-columns-repeated="18" office:value-type="float" office:value="3303" calcext:value-type="float">
            <text:p>33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8" office:value-type="float" office:value="156" calcext:value-type="float">
            <text:p>1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float" office:value="117" calcext:value-type="float">
            <text:p>117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18" office:value-type="float" office:value="613" calcext:value-type="float">
            <text:p>6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table:number-columns-repeated="17" office:value-type="float" office:value="186" calcext:value-type="float">
            <text:p>18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number-columns-repeated="18" office:value-type="float" office:value="878" calcext:value-type="float">
            <text:p>87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970" calcext:value-type="float">
            <text:p>1970</text:p>
          </table:table-cell>
          <table:table-cell table:number-columns-repeated="17" office:value-type="float" office:value="1611" calcext:value-type="float">
            <text:p>161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06" calcext:value-type="float">
            <text:p>206</text:p>
          </table:table-cell>
          <table:table-cell table:number-columns-repeated="17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office:value-type="float" office:value="2475" calcext:value-type="float">
            <text:p>2475</text:p>
          </table:table-cell>
          <table:table-cell table:number-columns-repeated="9" office:value-type="float" office:value="2458" calcext:value-type="float">
            <text:p>2458</text:p>
          </table:table-cell>
          <table:table-cell table:number-columns-repeated="8" office:value-type="float" office:value="2459" calcext:value-type="float">
            <text:p>24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18" office:value-type="float" office:value="595" calcext:value-type="float">
            <text:p>5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1068" calcext:value-type="float">
            <text:p>1068</text:p>
          </table:table-cell>
          <table:table-cell table:number-columns-repeated="17" office:value-type="float" office:value="1054" calcext:value-type="float">
            <text:p>10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18" office:value-type="float" office:value="640" calcext:value-type="float">
            <text:p>6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office:value-type="float" office:value="1136" calcext:value-type="float">
            <text:p>1136</text:p>
          </table:table-cell>
          <table:table-cell table:number-columns-repeated="17" office:value-type="float" office:value="1209" calcext:value-type="float">
            <text:p>12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2087" calcext:value-type="float">
            <text:p>2087</text:p>
          </table:table-cell>
          <table:table-cell table:number-columns-repeated="17" office:value-type="float" office:value="1930" calcext:value-type="float">
            <text:p>19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249" calcext:value-type="float">
            <text:p>1249</text:p>
          </table:table-cell>
          <table:table-cell table:number-columns-repeated="17" office:value-type="float" office:value="1091" calcext:value-type="float">
            <text:p>109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 table:number-columns-repeated="18" office:value-type="float" office:value="2799" calcext:value-type="float">
            <text:p>27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float" office:value="2074" calcext:value-type="float">
            <text:p>2074</text:p>
          </table:table-cell>
          <table:table-cell table:number-columns-repeated="17" office:value-type="float" office:value="1622" calcext:value-type="float">
            <text:p>16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7" office:value-type="float" office:value="144" calcext:value-type="float">
            <text:p>1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number-columns-repeated="1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8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18"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1953" calcext:value-type="float">
            <text:p>1953</text:p>
          </table:table-cell>
          <table:table-cell table:number-columns-repeated="17" office:value-type="float" office:value="1348" calcext:value-type="float">
            <text:p>134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table:number-columns-repeated="18" office:value-type="float" office:value="2472" calcext:value-type="float">
            <text:p>24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table:number-columns-repeated="18" office:value-type="float" office:value="2107" calcext:value-type="float">
            <text:p>21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17" office:value-type="float" office:value="88" calcext:value-type="float">
            <text:p>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18" office:value-type="float" office:value="272" calcext:value-type="float">
            <text:p>27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18"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8" office:value-type="float" office:value="439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table:number-columns-repeated="9" office:value-type="float" office:value="633" calcext:value-type="float">
            <text:p>633</text:p>
          </table:table-cell>
          <table:table-cell table:number-columns-repeated="8" office:value-type="float" office:value="643" calcext:value-type="float">
            <text:p>6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17" office:value-type="float" office:value="252" calcext:value-type="float">
            <text:p>2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8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9" calcext:value-type="float">
            <text:p>10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18" office:value-type="float" office:value="438" calcext:value-type="float">
            <text:p>4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  <table:table-cell table:number-columns-repeated="17" office:value-type="float" office:value="309" calcext:value-type="float">
            <text:p>30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table:number-columns-repeated="9" office:value-type="float" office:value="625" calcext:value-type="float">
            <text:p>625</text:p>
          </table:table-cell>
          <table:table-cell table:number-columns-repeated="8" office:value-type="float" office:value="665" calcext:value-type="float">
            <text:p>6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916" calcext:value-type="float">
            <text:p>916</text:p>
          </table:table-cell>
          <table:table-cell table:number-columns-repeated="17" office:value-type="float" office:value="887" calcext:value-type="float">
            <text:p>88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8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8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17" office:value-type="float" office:value="200" calcext:value-type="float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18" office:value-type="float" office:value="681" calcext:value-type="float">
            <text:p>6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1685" calcext:value-type="float">
            <text:p>1685</text:p>
          </table:table-cell>
          <table:table-cell table:number-columns-repeated="17" office:value-type="float" office:value="1392" calcext:value-type="float">
            <text:p>13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table:number-columns-repeated="17" office:value-type="float" office:value="261" calcext:value-type="float">
            <text:p>2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12" office:value-type="float" office:value="493" calcext:value-type="float">
            <text:p>493</text:p>
          </table:table-cell>
          <table:table-cell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table:number-columns-repeated="18" office:value-type="float" office:value="2253" calcext:value-type="float">
            <text:p>22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688" calcext:value-type="float">
            <text:p>688</text:p>
          </table:table-cell>
          <table:table-cell table:number-columns-repeated="17" office:value-type="float" office:value="687" calcext:value-type="float">
            <text:p>6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float" office:value="1587" calcext:value-type="float">
            <text:p>1587</text:p>
          </table:table-cell>
          <table:table-cell table:number-columns-repeated="17" office:value-type="float" office:value="1424" calcext:value-type="float">
            <text:p>14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float" office:value="1380" calcext:value-type="float">
            <text:p>1380</text:p>
          </table:table-cell>
          <table:table-cell table:number-columns-repeated="17" office:value-type="float" office:value="1027" calcext:value-type="float">
            <text:p>102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8"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083" calcext:value-type="float">
            <text:p>1083</text:p>
          </table:table-cell>
          <table:table-cell table:number-columns-repeated="17" office:value-type="float" office:value="1084" calcext:value-type="float">
            <text:p>10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18" office:value-type="float" office:value="436" calcext:value-type="float">
            <text:p>4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table:number-columns-repeated="9" office:value-type="float" office:value="95" calcext:value-type="float">
            <text:p>95</text:p>
          </table:table-cell>
          <table:table-cell table:number-columns-repeated="8" office:value-type="float" office:value="109" calcext:value-type="float">
            <text:p>1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8" office:value-type="float" office:value="290" calcext:value-type="float">
            <text:p>29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7"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17" calcext:value-type="float">
            <text:p>117</text:p>
          </table:table-cell>
          <table:table-cell table:number-columns-repeated="8" office:value-type="float" office:value="146" calcext:value-type="float">
            <text:p>1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8" office:value-type="float" office:value="629" calcext:value-type="float">
            <text:p>6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float" office:value="1593" calcext:value-type="float">
            <text:p>1593</text:p>
          </table:table-cell>
          <table:table-cell table:number-columns-repeated="17" office:value-type="float" office:value="1360" calcext:value-type="float">
            <text:p>13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8"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8" office:value-type="float" office:value="262" calcext:value-type="float">
            <text:p>2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number-columns-repeated="18" office:value-type="float" office:value="770" calcext:value-type="float">
            <text:p>7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17" office:value-type="float" office:value="232" calcext:value-type="float">
            <text:p>2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18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1811" calcext:value-type="float">
            <text:p>1811</text:p>
          </table:table-cell>
          <table:table-cell table:number-columns-repeated="17" office:value-type="float" office:value="1776" calcext:value-type="float">
            <text:p>17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table:number-columns-repeated="17" office:value-type="float" office:value="138" calcext:value-type="float">
            <text:p>1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517" calcext:value-type="float">
            <text:p>517</text:p>
          </table:table-cell>
          <table:table-cell table:number-columns-repeated="17" office:value-type="float" office:value="635" calcext:value-type="float">
            <text:p>6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47" calcext:value-type="float">
            <text:p>247</text:p>
          </table:table-cell>
          <table:table-cell table:number-columns-repeated="17" office:value-type="float" office:value="243" calcext:value-type="float">
            <text:p>2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546" calcext:value-type="float">
            <text:p>546</text:p>
          </table:table-cell>
          <table:table-cell table:number-columns-repeated="17" office:value-type="float" office:value="377" calcext:value-type="float">
            <text:p>37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number-columns-repeated="18" office:value-type="float" office:value="794" calcext:value-type="float">
            <text:p>7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8" office:value-type="float" office:value="92" calcext:value-type="float">
            <text:p>9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17"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18" office:value-type="float" office:value="2060" calcext:value-type="float">
            <text:p>20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8"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306" calcext:value-type="float">
            <text:p>306</text:p>
          </table:table-cell>
          <table:table-cell table:number-columns-repeated="12"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12"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8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1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8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8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number-columns-repeated="17" office:value-type="float" office:value="133" calcext:value-type="float">
            <text:p>1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number-columns-repeated="18" office:value-type="float" office:value="2266" calcext:value-type="float">
            <text:p>22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1680" calcext:value-type="float">
            <text:p>1680</text:p>
          </table:table-cell>
          <table:table-cell table:number-columns-repeated="9" office:value-type="float" office:value="1627" calcext:value-type="float">
            <text:p>1627</text:p>
          </table:table-cell>
          <table:table-cell table:number-columns-repeated="8" office:value-type="float" office:value="1631" calcext:value-type="float">
            <text:p>16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362" calcext:value-type="float">
            <text:p>362</text:p>
          </table:table-cell>
          <table:table-cell table:number-columns-repeated="4" office:value-type="float" office:value="350" calcext:value-type="float">
            <text:p>350</text:p>
          </table:table-cell>
          <table:table-cell table:number-columns-repeated="13" office:value-type="float" office:value="362" calcext:value-type="float">
            <text:p>3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7" office:value-type="float" office:value="126" calcext:value-type="float">
            <text:p>1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812" calcext:value-type="float">
            <text:p>1812</text:p>
          </table:table-cell>
          <table:table-cell table:number-columns-repeated="17" office:value-type="float" office:value="1948" calcext:value-type="float">
            <text:p>19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number-columns-repeated="18" office:value-type="float" office:value="844" calcext:value-type="float">
            <text:p>8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91" calcext:value-type="float">
            <text:p>91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18" office:value-type="float" office:value="1032" calcext:value-type="float">
            <text:p>10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18" office:value-type="float" office:value="206" calcext:value-type="float">
            <text:p>2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number-columns-repeated="18" office:value-type="float" office:value="1205" calcext:value-type="float">
            <text:p>1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18" office:value-type="float" office:value="1101" calcext:value-type="float">
            <text:p>110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table:number-columns-repeated="18" office:value-type="float" office:value="1842" calcext:value-type="float">
            <text:p>18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table:number-columns-repeated="17" office:value-type="float" office:value="368" calcext:value-type="float">
            <text:p>3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8" office:value-type="float" office:value="738" calcext:value-type="float">
            <text:p>73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office:value-type="float" office:value="1614" calcext:value-type="float">
            <text:p>1614</text:p>
          </table:table-cell>
          <table:table-cell table:number-columns-repeated="17" office:value-type="float" office:value="1954" calcext:value-type="float">
            <text:p>195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17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409" calcext:value-type="float">
            <text:p>409</text:p>
          </table:table-cell>
          <table:table-cell table:number-columns-repeated="13" office:value-type="float" office:value="408" calcext:value-type="float">
            <text:p>40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1624" calcext:value-type="float">
            <text:p>1624</text:p>
          </table:table-cell>
          <table:table-cell table:number-columns-repeated="4" office:value-type="float" office:value="1562" calcext:value-type="float">
            <text:p>1562</text:p>
          </table:table-cell>
          <table:table-cell table:number-columns-repeated="12" office:value-type="float" office:value="1587" calcext:value-type="float">
            <text:p>1587</text:p>
          </table:table-cell>
          <table:table-cell office:value-type="float" office:value="1624" calcext:value-type="float">
            <text:p>16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1879" calcext:value-type="float">
            <text:p>1879</text:p>
          </table:table-cell>
          <table:table-cell table:number-columns-repeated="9" office:value-type="float" office:value="1795" calcext:value-type="float">
            <text:p>1795</text:p>
          </table:table-cell>
          <table:table-cell table:number-columns-repeated="8" office:value-type="float" office:value="1800" calcext:value-type="float">
            <text:p>18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table:number-columns-repeated="18" office:value-type="float" office:value="3316" calcext:value-type="float">
            <text:p>33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32" calcext:value-type="float">
            <text:p>232</text:p>
          </table:table-cell>
          <table:table-cell table:number-columns-repeated="17" office:value-type="float" office:value="231" calcext:value-type="float">
            <text:p>2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table:number-columns-repeated="18" office:value-type="float" office:value="2381" calcext:value-type="float">
            <text:p>23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8" office:value-type="float" office:value="91" calcext:value-type="float">
            <text:p>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18" office:value-type="float" office:value="172" calcext:value-type="float">
            <text:p>1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709" calcext:value-type="float">
            <text:p>709</text:p>
          </table:table-cell>
          <table:table-cell table:number-columns-repeated="17" office:value-type="float" office:value="1243" calcext:value-type="float">
            <text:p>12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8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152" calcext:value-type="float">
            <text:p>152</text:p>
          </table:table-cell>
          <table:table-cell table:number-columns-repeated="8"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18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18"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13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348" calcext:value-type="float">
            <text:p>348</text:p>
          </table:table-cell>
          <table:table-cell table:number-columns-repeated="12" office:value-type="float" office:value="359" calcext:value-type="float">
            <text:p>359</text:p>
          </table:table-cell>
          <table:table-cell office:value-type="float" office:value="350" calcext:value-type="float">
            <text:p>35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table:number-columns-repeated="17" office:value-type="float" office:value="1056" calcext:value-type="float">
            <text:p>10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66" calcext:value-type="float">
            <text:p>266</text:p>
          </table:table-cell>
          <table:table-cell table:number-columns-repeated="17" office:value-type="float" office:value="376" calcext:value-type="float">
            <text:p>37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8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18" office:value-type="float" office:value="235" calcext:value-type="float">
            <text:p>2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202" calcext:value-type="float">
            <text:p>2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table:number-columns-repeated="17" office:value-type="float" office:value="441" calcext:value-type="float">
            <text:p>4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8"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361" calcext:value-type="float">
            <text:p>361</text:p>
          </table:table-cell>
          <table:table-cell table:number-columns-repeated="4" office:value-type="float" office:value="457" calcext:value-type="float">
            <text:p>457</text:p>
          </table:table-cell>
          <table:table-cell table:number-columns-repeated="12" office:value-type="float" office:value="399" calcext:value-type="float">
            <text:p>399</text:p>
          </table:table-cell>
          <table:table-cell office:value-type="float" office:value="361" calcext:value-type="float">
            <text:p>3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table:number-columns-repeated="16"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378" calcext:value-type="float">
            <text:p>378</text:p>
          </table:table-cell>
          <table:table-cell table:number-columns-repeated="17" office:value-type="float" office:value="430" calcext:value-type="float">
            <text:p>4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number-columns-repeated="18" office:value-type="float" office:value="939" calcext:value-type="float">
            <text:p>9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table:number-columns-repeated="18" office:value-type="float" office:value="1818" calcext:value-type="float">
            <text:p>18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18" office:value-type="float" office:value="188" calcext:value-type="float">
            <text:p>18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number-columns-repeated="4" office:value-type="float" office:value="347" calcext:value-type="float">
            <text:p>347</text:p>
          </table:table-cell>
          <table:table-cell table:number-columns-repeated="12"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8" office:value-type="float" office:value="243" calcext:value-type="float">
            <text:p>2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8" office:value-type="float" office:value="259" calcext:value-type="float">
            <text:p>2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number-columns-repeated="18" office:value-type="float" office:value="646" calcext:value-type="float">
            <text:p>6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float" office:value="1685" calcext:value-type="float">
            <text:p>1685</text:p>
          </table:table-cell>
          <table:table-cell table:number-columns-repeated="9" office:value-type="float" office:value="1671" calcext:value-type="float">
            <text:p>1671</text:p>
          </table:table-cell>
          <table:table-cell table:number-columns-repeated="8" office:value-type="float" office:value="1685" calcext:value-type="float">
            <text:p>168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8" office:value-type="float" office:value="91" calcext:value-type="float">
            <text:p>9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7"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18" office:value-type="float" office:value="818" calcext:value-type="float">
            <text:p>8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18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618" calcext:value-type="float">
            <text:p>618</text:p>
          </table:table-cell>
          <table:table-cell table:number-columns-repeated="17" office:value-type="float" office:value="848" calcext:value-type="float">
            <text:p>84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table:number-columns-repeated="9" office:value-type="float" office:value="152" calcext:value-type="float">
            <text:p>152</text:p>
          </table:table-cell>
          <table:table-cell table:number-columns-repeated="8" office:value-type="float" office:value="155" calcext:value-type="float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13"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table:number-columns-repeated="17"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18" office:value-type="float" office:value="451" calcext:value-type="float">
            <text:p>4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242" calcext:value-type="float">
            <text:p>242</text:p>
          </table:table-cell>
          <table:table-cell table:number-columns-repeated="13" office:value-type="float" office:value="257" calcext:value-type="float">
            <text:p>2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table:number-columns-repeated="17" office:value-type="float" office:value="159" calcext:value-type="float">
            <text:p>15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506" calcext:value-type="float">
            <text:p>506</text:p>
          </table:table-cell>
          <table:table-cell table:number-columns-repeated="4" office:value-type="float" office:value="501" calcext:value-type="float">
            <text:p>501</text:p>
          </table:table-cell>
          <table:table-cell table:number-columns-repeated="12"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595" calcext:value-type="float">
            <text:p>1595</text:p>
          </table:table-cell>
          <table:table-cell table:number-columns-repeated="4" office:value-type="float" office:value="1517" calcext:value-type="float">
            <text:p>1517</text:p>
          </table:table-cell>
          <table:table-cell table:number-columns-repeated="12" office:value-type="float" office:value="1576" calcext:value-type="float">
            <text:p>1576</text:p>
          </table:table-cell>
          <table:table-cell office:value-type="float" office:value="1595" calcext:value-type="float">
            <text:p>159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18" office:value-type="float" office:value="712" calcext:value-type="float">
            <text:p>71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float" office:value="1107" calcext:value-type="float">
            <text:p>1107</text:p>
          </table:table-cell>
          <table:table-cell table:number-columns-repeated="17" office:value-type="float" office:value="1069" calcext:value-type="float">
            <text:p>10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8"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table:number-columns-repeated="18" office:value-type="float" office:value="2862" calcext:value-type="float">
            <text:p>28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17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17"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8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18" office:value-type="float" office:value="298" calcext:value-type="float">
            <text:p>2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8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table:number-columns-repeated="9" office:value-type="float" office:value="247" calcext:value-type="float">
            <text:p>247</text:p>
          </table:table-cell>
          <table:table-cell table:number-columns-repeated="8" office:value-type="float" office:value="413" calcext:value-type="float">
            <text:p>41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18" office:value-type="float" office:value="214" calcext:value-type="float">
            <text:p>2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1946" calcext:value-type="float">
            <text:p>1946</text:p>
          </table:table-cell>
          <table:table-cell table:number-columns-repeated="17" office:value-type="float" office:value="1594" calcext:value-type="float">
            <text:p>159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59" calcext:value-type="float">
            <text:p>859</text:p>
          </table:table-cell>
          <table:table-cell table:number-columns-repeated="17" office:value-type="float" office:value="832" calcext:value-type="float">
            <text:p>8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17" office:value-type="float" office:value="395" calcext:value-type="float">
            <text:p>3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table:number-columns-repeated="17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8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1070" calcext:value-type="float">
            <text:p>1070</text:p>
          </table:table-cell>
          <table:table-cell table:number-columns-repeated="17" office:value-type="float" office:value="1054" calcext:value-type="float">
            <text:p>105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18" office:value-type="float" office:value="372" calcext:value-type="float">
            <text:p>3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56" calcext:value-type="float">
            <text:p>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12"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14" calcext:value-type="float">
            <text:p>114</text:p>
          </table:table-cell>
          <table:table-cell table:number-columns-repeated="8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1034" calcext:value-type="float">
            <text:p>1034</text:p>
          </table:table-cell>
          <table:table-cell table:number-columns-repeated="17" office:value-type="float" office:value="930" calcext:value-type="float">
            <text:p>9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table:number-columns-repeated="17" office:value-type="float" office:value="500" calcext:value-type="float">
            <text:p>50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table:number-columns-repeated="18" office:value-type="float" office:value="1888" calcext:value-type="float">
            <text:p>18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18" office:value-type="float" office:value="1169" calcext:value-type="float">
            <text:p>11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number-columns-repeated="18" office:value-type="float" office:value="2246" calcext:value-type="float">
            <text:p>22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85" calcext:value-type="float">
            <text:p>85</text:p>
          </table:table-cell>
          <table:table-cell table:number-columns-repeated="8"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472" calcext:value-type="float">
            <text:p>472</text:p>
          </table:table-cell>
          <table:table-cell table:number-columns-repeated="17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8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89" calcext:value-type="float">
            <text:p>2789</text:p>
          </table:table-cell>
          <table:table-cell office:value-type="float" office:value="2503" calcext:value-type="float">
            <text:p>2503</text:p>
          </table:table-cell>
          <table:table-cell table:number-columns-repeated="4" office:value-type="float" office:value="2374" calcext:value-type="float">
            <text:p>2374</text:p>
          </table:table-cell>
          <table:table-cell table:number-columns-repeated="13" office:value-type="float" office:value="2503" calcext:value-type="float">
            <text:p>25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8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1404" calcext:value-type="float">
            <text:p>1404</text:p>
          </table:table-cell>
          <table:table-cell table:number-columns-repeated="17" office:value-type="float" office:value="1222" calcext:value-type="float">
            <text:p>12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float" office:value="1734" calcext:value-type="float">
            <text:p>1734</text:p>
          </table:table-cell>
          <table:table-cell table:number-columns-repeated="17" office:value-type="float" office:value="1316" calcext:value-type="float">
            <text:p>13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8"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8" office:value-type="float" office:value="427" calcext:value-type="float">
            <text:p>42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table:number-columns-repeated="18" office:value-type="float" office:value="2270" calcext:value-type="float">
            <text:p>22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8" office:value-type="float" office:value="204" calcext:value-type="float">
            <text:p>20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table:number-columns-repeated="17" office:value-type="float" office:value="486" calcext:value-type="float">
            <text:p>4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8" office:value-type="float" office:value="233" calcext:value-type="float">
            <text:p>2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18" office:value-type="float" office:value="291" calcext:value-type="float">
            <text:p>2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941" calcext:value-type="float">
            <text:p>941</text:p>
          </table:table-cell>
          <table:table-cell table:number-columns-repeated="4" office:value-type="float" office:value="1021" calcext:value-type="float">
            <text:p>1021</text:p>
          </table:table-cell>
          <table:table-cell table:number-columns-repeated="12" office:value-type="float" office:value="1026" calcext:value-type="float">
            <text:p>1026</text:p>
          </table:table-cell>
          <table:table-cell office:value-type="float" office:value="941" calcext:value-type="float">
            <text:p>941</text:p>
          </table:table-cell>
          <table:table-cell table:number-columns-repeated="1004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table:number-columns-repeated="9" office:value-type="float" office:value="185" calcext:value-type="float">
            <text:p>185</text:p>
          </table:table-cell>
          <table:table-cell table:number-columns-repeated="8" office:value-type="float" office:value="176" calcext:value-type="float">
            <text:p>1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8" office:value-type="float" office:value="371" calcext:value-type="float">
            <text:p>37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2223" calcext:value-type="float">
            <text:p>2223</text:p>
          </table:table-cell>
          <table:table-cell table:number-columns-repeated="17" office:value-type="float" office:value="1972" calcext:value-type="float">
            <text:p>19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18" office:value-type="float" office:value="252" calcext:value-type="float">
            <text:p>25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office:value-type="float" office:value="1312" calcext:value-type="float">
            <text:p>1312</text:p>
          </table:table-cell>
          <table:table-cell table:number-columns-repeated="17" office:value-type="float" office:value="1304" calcext:value-type="float">
            <text:p>13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18" office:value-type="float" office:value="1168" calcext:value-type="float">
            <text:p>11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12"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8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654" calcext:value-type="float">
            <text:p>654</text:p>
          </table:table-cell>
          <table:table-cell table:number-columns-repeated="17"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table:number-columns-repeated="17" office:value-type="float" office:value="537" calcext:value-type="float">
            <text:p>5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8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8" office:value-type="float" office:value="647" calcext:value-type="float">
            <text:p>6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float" office:value="1832" calcext:value-type="float">
            <text:p>1832</text:p>
          </table:table-cell>
          <table:table-cell table:number-columns-repeated="17" office:value-type="float" office:value="1819" calcext:value-type="float">
            <text:p>18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8"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490" calcext:value-type="float">
            <text:p>1490</text:p>
          </table:table-cell>
          <table:table-cell table:number-columns-repeated="4" office:value-type="float" office:value="1527" calcext:value-type="float">
            <text:p>1527</text:p>
          </table:table-cell>
          <table:table-cell table:number-columns-repeated="12" office:value-type="float" office:value="1450" calcext:value-type="float">
            <text:p>1450</text:p>
          </table:table-cell>
          <table:table-cell office:value-type="float" office:value="1449" calcext:value-type="float">
            <text:p>144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775" calcext:value-type="float">
            <text:p>775</text:p>
          </table:table-cell>
          <table:table-cell table:number-columns-repeated="17" office:value-type="float" office:value="784" calcext:value-type="float">
            <text:p>7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float" office:value="1116" calcext:value-type="float">
            <text:p>1116</text:p>
          </table:table-cell>
          <table:table-cell table:number-columns-repeated="17" office:value-type="float" office:value="919" calcext:value-type="float">
            <text:p>9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353" calcext:value-type="float">
            <text:p>1353</text:p>
          </table:table-cell>
          <table:table-cell table:number-columns-repeated="17" office:value-type="float" office:value="1203" calcext:value-type="float">
            <text:p>12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8" office:value-type="float" office:value="102" calcext:value-type="float">
            <text:p>1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8" office:value-type="float" office:value="234" calcext:value-type="float">
            <text:p>2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8" office:value-type="float" office:value="226" calcext:value-type="float">
            <text:p>2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18" office:value-type="float" office:value="329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table:number-columns-repeated="17" office:value-type="float" office:value="496" calcext:value-type="float">
            <text:p>4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18" office:value-type="float" office:value="947" calcext:value-type="float">
            <text:p>9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268" calcext:value-type="float">
            <text:p>1268</text:p>
          </table:table-cell>
          <table:table-cell table:number-columns-repeated="17" office:value-type="float" office:value="1257" calcext:value-type="float">
            <text:p>125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8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table:number-columns-repeated="17" office:value-type="float" office:value="333" calcext:value-type="float">
            <text:p>3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table:number-columns-repeated="17" office:value-type="float" office:value="82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8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56" calcext:value-type="float">
            <text:p>256</text:p>
          </table:table-cell>
          <table:table-cell table:number-columns-repeated="17" office:value-type="float" office:value="248" calcext:value-type="float">
            <text:p>2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967" calcext:value-type="float">
            <text:p>1967</text:p>
          </table:table-cell>
          <table:table-cell table:number-columns-repeated="17" office:value-type="float" office:value="1689" calcext:value-type="float">
            <text:p>168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58" calcext:value-type="float">
            <text:p>58</text:p>
          </table:table-cell>
          <table:table-cell table:number-columns-repeated="8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70" calcext:value-type="float">
            <text:p>70</text:p>
          </table:table-cell>
          <table:table-cell table:number-columns-repeated="8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7" office:value-type="float" office:value="183" calcext:value-type="float">
            <text:p>1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8" office:value-type="float" office:value="428" calcext:value-type="float">
            <text:p>4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office:value-type="float" office:value="2376" calcext:value-type="float">
            <text:p>2376</text:p>
          </table:table-cell>
          <table:table-cell table:number-columns-repeated="17" office:value-type="float" office:value="2368" calcext:value-type="float">
            <text:p>23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12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18" office:value-type="float" office:value="144" calcext:value-type="float">
            <text:p>1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18" office:value-type="float" office:value="858" calcext:value-type="float">
            <text:p>8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number-columns-repeated="17" office:value-type="float" office:value="154" calcext:value-type="float">
            <text:p>1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18" office:value-type="float" office:value="1017" calcext:value-type="float">
            <text:p>10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243" calcext:value-type="float">
            <text:p>1243</text:p>
          </table:table-cell>
          <table:table-cell table:number-columns-repeated="17" office:value-type="float" office:value="1476" calcext:value-type="float">
            <text:p>14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18" office:value-type="float" office:value="593" calcext:value-type="float">
            <text:p>59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table:number-columns-repeated="17" office:value-type="float" office:value="1002" calcext:value-type="float">
            <text:p>10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table:number-columns-repeated="18" office:value-type="float" office:value="2962" calcext:value-type="float">
            <text:p>29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table:number-columns-repeated="17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5" office:value-type="float" office:value="186" calcext:value-type="float">
            <text:p>186</text:p>
          </table:table-cell>
          <table:table-cell table:number-columns-repeated="7"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74624" calcext:value-type="float">
            <text:p>17462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3714" calcext:value-type="float">
            <text:p>13714</text:p>
          </table:table-cell>
          <table:table-cell table:style-name="ce3" table:number-matrix-columns-spanned="1" table:number-matrix-rows-spanned="1" table:formula="of:=SUM(ABS([.D2:.D501] - [.B2:.B501]))" office:value-type="float" office:value="25291" calcext:value-type="float">
            <text:p>25291</text:p>
          </table:table-cell>
          <table:table-cell table:style-name="ce3" table:number-matrix-columns-spanned="1" table:number-matrix-rows-spanned="1" table:formula="of:=SUM(ABS([.E2:.E501] - [.B2:.B501]))" office:value-type="float" office:value="25291" calcext:value-type="float">
            <text:p>25291</text:p>
          </table:table-cell>
          <table:table-cell table:style-name="ce1" table:number-matrix-columns-spanned="1" table:number-matrix-rows-spanned="1" table:formula="of:=SUM(ABS([.F2:.F501] - [.B2:.B501]))" office:value-type="float" office:value="25291" calcext:value-type="float">
            <text:p>25291</text:p>
          </table:table-cell>
          <table:table-cell table:style-name="ce1" table:number-matrix-columns-spanned="1" table:number-matrix-rows-spanned="1" table:formula="of:=SUM(ABS([.G2:.G501] - [.B2:.B501]))" office:value-type="float" office:value="25291" calcext:value-type="float">
            <text:p>25291</text:p>
          </table:table-cell>
          <table:table-cell table:style-name="ce1" table:number-matrix-columns-spanned="1" table:number-matrix-rows-spanned="1" table:formula="of:=SUM(ABS([.H2:.H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I2:.I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J2:.J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K2:.K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L2:.L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M2:.M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N2:.N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O2:.O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P2:.P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Q2:.Q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R2:.R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S2:.S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T2:.T501] - [.B2:.B501]))" office:value-type="float" office:value="23946" calcext:value-type="float">
            <text:p>23946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78534451163643" calcext:value-type="float">
            <text:p>0.078534</text:p>
          </table:table-cell>
          <table:table-cell table:style-name="ce4" table:formula="of:=[.D503] / [.B502]" office:value-type="float" office:value="0.144831180135606" calcext:value-type="float">
            <text:p>0.144831</text:p>
          </table:table-cell>
          <table:table-cell table:style-name="ce4" table:formula="of:=[.E503] / [.B502]" office:value-type="float" office:value="0.144831180135606" calcext:value-type="float">
            <text:p>0.144831</text:p>
          </table:table-cell>
          <table:table-cell table:style-name="ce4" table:formula="of:=[.F503] / [.B502]" office:value-type="float" office:value="0.144831180135606" calcext:value-type="float">
            <text:p>0.144831</text:p>
          </table:table-cell>
          <table:table-cell table:style-name="ce4" table:formula="of:=[.G503] / [.B502]" office:value-type="float" office:value="0.144831180135606" calcext:value-type="float">
            <text:p>0.144831</text:p>
          </table:table-cell>
          <table:table-cell table:style-name="ce4" table:formula="of:=[.H503] / [.B502]" office:value-type="float" office:value="0.142363019974345" calcext:value-type="float">
            <text:p>0.142363</text:p>
          </table:table-cell>
          <table:table-cell table:style-name="ce4" table:formula="of:=[.I503] / [.B502]" office:value-type="float" office:value="0.142363019974345" calcext:value-type="float">
            <text:p>0.142363</text:p>
          </table:table-cell>
          <table:table-cell table:style-name="ce4" table:formula="of:=[.J503] / [.B502]" office:value-type="float" office:value="0.142363019974345" calcext:value-type="float">
            <text:p>0.142363</text:p>
          </table:table-cell>
          <table:table-cell table:style-name="ce4" table:formula="of:=[.K503] / [.B502]" office:value-type="float" office:value="0.142363019974345" calcext:value-type="float">
            <text:p>0.142363</text:p>
          </table:table-cell>
          <table:table-cell table:style-name="ce4" table:formula="of:=[.L503] / [.B502]" office:value-type="float" office:value="0.142363019974345" calcext:value-type="float">
            <text:p>0.142363</text:p>
          </table:table-cell>
          <table:table-cell table:style-name="ce4" table:formula="of:=[.M503] / [.B502]" office:value-type="float" office:value="0.137701575957486" calcext:value-type="float">
            <text:p>0.137702</text:p>
          </table:table-cell>
          <table:table-cell table:style-name="ce4" table:formula="of:=[.N503] / [.B502]" office:value-type="float" office:value="0.137701575957486" calcext:value-type="float">
            <text:p>0.137702</text:p>
          </table:table-cell>
          <table:table-cell table:style-name="ce4" table:formula="of:=[.O503] / [.B502]" office:value-type="float" office:value="0.137701575957486" calcext:value-type="float">
            <text:p>0.137702</text:p>
          </table:table-cell>
          <table:table-cell table:style-name="ce4" table:formula="of:=[.P503] / [.B502]" office:value-type="float" office:value="0.137701575957486" calcext:value-type="float">
            <text:p>0.137702</text:p>
          </table:table-cell>
          <table:table-cell table:style-name="ce4" table:formula="of:=[.Q503] / [.B502]" office:value-type="float" office:value="0.137701575957486" calcext:value-type="float">
            <text:p>0.137702</text:p>
          </table:table-cell>
          <table:table-cell table:style-name="ce4" table:formula="of:=[.R503] / [.B502]" office:value-type="float" office:value="0.137701575957486" calcext:value-type="float">
            <text:p>0.137702</text:p>
          </table:table-cell>
          <table:table-cell table:style-name="ce4" table:formula="of:=[.S503] / [.B502]" office:value-type="float" office:value="0.137701575957486" calcext:value-type="float">
            <text:p>0.137702</text:p>
          </table:table-cell>
          <table:table-cell table:style-name="ce4" table:formula="of:=[.T503] / [.B502]" office:value-type="float" office:value="0.137128916987356" calcext:value-type="float">
            <text:p>0.137129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47.0699566177834" calcext:value-type="float">
            <text:p>47.069957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97.398112589516" calcext:value-type="float">
            <text:p>97.398113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78534" calcext:value-type="float">
            <text:p>0.078534</text:p>
          </table:table-cell>
          <table:table-cell office:value-type="float" office:value="47.069957" calcext:value-type="float">
            <text:p>47.069957</text:p>
          </table:table-cell>
          <table:table-cell office:value-type="float" office:value="13714" calcext:value-type="float">
            <text:p>1371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Crops.shp</text:p>
          </table:table-cell>
          <table:table-cell office:value-type="float" office:value="27.428" calcext:value-type="float">
            <text:p>27.428</text:p>
          </table:table-cell>
          <table:table-cell table:number-columns-repeated="1017"/>
        </table:table-row>
      </table:table>
      <table:table table:name="CropsSimplificado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37128916987356" calcext:value-type="float">
            <text:p>0.137128916987356</text:p>
          </table:table-cell>
          <table:table-cell office:value-type="float" office:value="97.398112589516" calcext:value-type="float">
            <text:p>97.398112589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22:52:08.228406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2-17T22:43:56.719093046</dc:date>
    <meta:editing-duration>PT34M37S</meta:editing-duration>
    <meta:editing-cycles>6</meta:editing-cycles>
    <meta:generator>LibreOffice/5.2.4.2.1$Linux_X86_64 LibreOffice_project/20m0$Build-2</meta:generator>
    <meta:document-statistic meta:table-count="6" meta:cell-count="28943" meta:object-count="0"/>
  </office:meta>
</office:document-meta>
</file>